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2.37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58.63mm"/>
    </style:style>
    <style:style style:name="co7" style:family="table-column">
      <style:table-column-properties fo:break-before="auto" style:column-width="98.39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.2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36.85mm"/>
    </style:style>
    <style:style style:name="co13" style:family="table-column">
      <style:table-column-properties fo:break-before="auto" style:column-width="89.68mm"/>
    </style:style>
    <style:style style:name="co14" style:family="table-column">
      <style:table-column-properties fo:break-before="auto" style:column-width="93.22mm"/>
    </style:style>
    <style:style style:name="co15" style:family="table-column">
      <style:table-column-properties fo:break-before="auto" style:column-width="35.21mm"/>
    </style:style>
    <style:style style:name="co16" style:family="table-column">
      <style:table-column-properties fo:break-before="auto" style:column-width="56.09mm"/>
    </style:style>
    <style:style style:name="co17" style:family="table-column">
      <style:table-column-properties fo:break-before="auto" style:column-width="59.99mm"/>
    </style:style>
    <style:style style:name="co18" style:family="table-column">
      <style:table-column-properties fo:break-before="auto" style:column-width="96.94mm"/>
    </style:style>
    <style:style style:name="co19" style:family="table-column">
      <style:table-column-properties fo:break-before="auto" style:column-width="14.23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24.85mm"/>
    </style:style>
    <style:style style:name="co22" style:family="table-column">
      <style:table-column-properties fo:break-before="auto" style:column-width="51.54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8.4mm"/>
    </style:style>
    <style:style style:name="co25" style:family="table-column">
      <style:table-column-properties fo:break-before="auto" style:column-width="38.38mm"/>
    </style:style>
    <style:style style:name="co26" style:family="table-column">
      <style:table-column-properties fo:break-before="auto" style:column-width="45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mm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</style:style>
    <style:style style:name="ce22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mm"/>
    </style:style>
    <style:style style:name="ce24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mm"/>
    </style:style>
    <style:style style:name="ce25" style:family="table-cell" style:parent-style-name="Default">
      <style:table-cell-properties fo:border-bottom="0.99pt ridge #000000" fo:background-color="#dddddd" style:text-align-source="fix" style:repeat-content="false" fo:wrap-option="no-wrap" fo:border-left="none" fo:border-right="none" fo:border-top="non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8" style:family="table-cell" style:parent-style-name="Default">
      <style:table-cell-properties fo:border-bottom="0.99pt ridge #000000" fo:wrap-option="no-wrap" fo:border-left="none" fo:border-right="none" fo:border-top="none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m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1"/>
        <table:table-column table:style-name="co1" table:default-cell-style-name="ce17"/>
        <table:table-column table:style-name="co2" table:default-cell-style-name="ce17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10" table:default-cell-style-name="ce23"/>
        <table:table-column table:style-name="co1" table:default-cell-style-name="ce7"/>
        <table:table-column table:style-name="co11" table:number-columns-repeated="2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7"/>
        <table:table-column table:style-name="co10" table:default-cell-style-name="ce23"/>
        <table:table-column table:style-name="co1" table:default-cell-style-name="ce4"/>
        <table:table-column table:style-name="co11" table:default-cell-style-name="ce4"/>
        <table:table-column table:style-name="co15" table:default-cell-style-name="ce4"/>
        <table:table-column table:style-name="co16" table:default-cell-style-name="ce4"/>
        <table:table-column table:style-name="co5" table:default-cell-style-name="ce4"/>
        <table:table-column table:style-name="co17" table:default-cell-style-name="ce4"/>
        <table:table-column table:style-name="co18" table:default-cell-style-name="ce11"/>
        <table:table-column table:style-name="co10" table:default-cell-style-name="ce23"/>
        <table:table-column table:style-name="co1" table:default-cell-style-name="ce4"/>
        <table:table-column table:style-name="co11" table:default-cell-style-name="ce4"/>
        <table:table-column table:style-name="co19" table:default-cell-style-name="ce4"/>
        <table:table-column table:style-name="co20" table:default-cell-style-name="ce4"/>
        <table:table-column table:style-name="co5" table:default-cell-style-name="ce4"/>
        <table:table-column table:style-name="co21" table:default-cell-style-name="ce4"/>
        <table:table-column table:style-name="co22" table:default-cell-style-name="ce7"/>
        <table:table-column table:style-name="co10" table:default-cell-style-name="ce23"/>
        <table:table-column table:style-name="co1" table:default-cell-style-name="ce4"/>
        <table:table-column table:style-name="co11" table:default-cell-style-name="ce4"/>
        <table:table-column table:style-name="co19" table:default-cell-style-name="ce4"/>
        <table:table-column table:style-name="co20" table:default-cell-style-name="ce4"/>
        <table:table-column table:style-name="co5" table:default-cell-style-name="ce4"/>
        <table:table-column table:style-name="co21" table:default-cell-style-name="ce4"/>
        <table:table-column table:style-name="co22" table:default-cell-style-name="ce7"/>
        <table:table-column table:style-name="co10" table:default-cell-style-name="ce23"/>
        <table:table-column table:style-name="co23" table:default-cell-style-name="ce4"/>
        <table:table-column table:style-name="co11" table:default-cell-style-name="ce4"/>
        <table:table-column table:style-name="co23" table:default-cell-style-name="ce4"/>
        <table:table-column table:style-name="co24" table:default-cell-style-name="ce4"/>
        <table:table-column table:style-name="co5" table:default-cell-style-name="ce4"/>
        <table:table-column table:style-name="co21" table:default-cell-style-name="ce4"/>
        <table:table-column table:style-name="co22" table:default-cell-style-name="ce7"/>
        <table:table-column table:style-name="co10" table:default-cell-style-name="ce23"/>
        <table:table-column table:style-name="co1" table:default-cell-style-name="ce4"/>
        <table:table-column table:style-name="co11" table:default-cell-style-name="ce4"/>
        <table:table-column table:style-name="co23" table:default-cell-style-name="ce4"/>
        <table:table-column table:style-name="co24" table:default-cell-style-name="ce4"/>
        <table:table-column table:style-name="co5" table:default-cell-style-name="ce4"/>
        <table:table-column table:style-name="co21" table:default-cell-style-name="ce7"/>
        <table:table-column table:style-name="co22" table:default-cell-style-name="ce7"/>
        <table:table-column table:style-name="co10" table:default-cell-style-name="ce23"/>
        <table:table-column table:style-name="co23" table:number-columns-repeated="96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a########j#######r##u#####ABC#E####JKL#N#PQ#S#UVWXY# \#</text:p>
          </table:table-cell>
          <table:covered-table-cell table:number-columns-repeated="5" table:style-name="ce6"/>
          <table:covered-table-cell/>
          <table:table-cell table:style-name="ce14"/>
          <table:table-cell table:style-name="ce18"/>
          <table:table-cell table:style-name="ce6" table:number-columns-repeated="4"/>
          <table:table-cell table:number-columns-repeated="2"/>
          <table:table-cell table:style-name="ce6" table:number-columns-repeated="7"/>
          <table:table-cell table:number-columns-repeated="2"/>
          <table:table-cell table:style-name="ce6" table:number-columns-repeated="5"/>
          <table:table-cell table:style-name="ce27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6"/>
          <table:table-cell table:style-name="ce6" table:number-columns-repeated="2"/>
          <table:table-cell/>
          <table:table-cell table:style-name="ce6" table:number-columns-repeated="961"/>
        </table:table-row>
        <table:table-row table:style-name="ro1">
          <table:table-cell table:style-name="ce1" office:value-type="string" calcext:value-type="string" table:number-columns-spanned="7" table:number-rows-spanned="1">
            <text:p>All Options</text:p>
          </table:table-cell>
          <table:covered-table-cell table:number-columns-repeated="2" table:style-name="Default"/>
          <table:covered-table-cell table:style-name="ce5"/>
          <table:covered-table-cell table:style-name="Default"/>
          <table:covered-table-cell table:style-name="ce5"/>
          <table:covered-table-cell/>
          <table:table-cell table:style-name="ce15" office:value-type="string" calcext:value-type="string" table:number-columns-spanned="7" table:number-rows-spanned="1">
            <text:p>makemap</text:p>
          </table:table-cell>
          <table:covered-table-cell table:number-columns-repeated="5" table:style-name="Default"/>
          <table:covered-table-cell table:style-name="ce19"/>
          <table:table-cell table:style-name="ce24"/>
          <table:table-cell table:style-name="ce26" office:value-type="string" calcext:value-type="string" table:number-columns-spanned="7" table:number-rows-spanned="1">
            <text:p>smf_cc</text:p>
          </table:table-cell>
          <table:covered-table-cell table:number-columns-repeated="6" table:style-name="ce11"/>
          <table:table-cell table:style-name="ce24"/>
          <table:table-cell table:style-name="ce1" office:value-type="string" calcext:value-type="string" table:number-columns-spanned="7" table:number-rows-spanned="1">
            <text:p>smt_convert</text:p>
          </table:table-cell>
          <table:covered-table-cell table:number-columns-repeated="6" table:style-name="Default"/>
          <table:table-cell table:style-name="ce24"/>
          <table:table-cell table:style-name="ce1" office:value-type="string" calcext:value-type="string" table:number-columns-spanned="7" table:number-rows-spanned="1">
            <text:p>smf_info</text:p>
          </table:table-cell>
          <table:covered-table-cell table:number-columns-repeated="5" table:style-name="ce5"/>
          <table:covered-table-cell table:style-name="Default"/>
          <table:table-cell table:style-name="ce24"/>
          <table:table-cell table:style-name="ce1" office:value-type="string" calcext:value-type="string" table:number-columns-spanned="7" table:number-rows-spanned="1">
            <text:p>smt_info</text:p>
          </table:table-cell>
          <table:covered-table-cell table:number-columns-repeated="5" table:style-name="ce5"/>
          <table:covered-table-cell table:style-name="Default"/>
          <table:table-cell table:style-name="ce24"/>
          <table:table-cell table:style-name="ce1" office:value-type="string" calcext:value-type="string" table:number-columns-spanned="7" table:number-rows-spanned="1">
            <text:p>smt_repair</text:p>
          </table:table-cell>
          <table:covered-table-cell table:number-columns-repeated="5" table:style-name="ce5"/>
          <table:covered-table-cell table:style-name="Default"/>
          <table:table-cell table:style-name="ce24"/>
          <table:table-cell table:style-name="ce1" office:value-type="string" calcext:value-type="string" table:number-columns-spanned="7" table:number-rows-spanned="1">
            <text:p>smt_decc</text:p>
          </table:table-cell>
          <table:covered-table-cell table:number-columns-repeated="4" table:style-name="ce5"/>
          <table:covered-table-cell table:number-columns-repeated="2" table:style-name="Default"/>
          <table:table-cell table:style-name="ce24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Short Option</text:p>
          </table:table-cell>
          <table:table-cell table:style-name="ce2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Requirements</text:p>
          </table:table-cell>
          <table:table-cell table:style-name="ce12" office:value-type="string" calcext:value-type="string">
            <text:p>Description</text:p>
          </table:table-cell>
          <table:table-cell table:style-name="ce2" office:value-type="string" calcext:value-type="string">
            <text:p>Short Option</text:p>
          </table:table-cell>
          <table:table-cell table:style-name="ce2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20" office:value-type="string" calcext:value-type="string">
            <text:p>Description</text:p>
          </table:table-cell>
          <table:table-cell table:style-name="ce25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8" office:value-type="string" calcext:value-type="string">
            <text:p>Description</text:p>
          </table:table-cell>
          <table:table-cell table:style-name="ce25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12" office:value-type="string" calcext:value-type="string">
            <text:p>Description</text:p>
          </table:table-cell>
          <table:table-cell table:style-name="ce25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12" office:value-type="string" calcext:value-type="string">
            <text:p>Description</text:p>
          </table:table-cell>
          <table:table-cell table:style-name="ce25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12" office:value-type="string" calcext:value-type="string">
            <text:p>Description</text:p>
          </table:table-cell>
          <table:table-cell table:style-name="ce25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12" office:value-type="string" calcext:value-type="string">
            <text:p>Description</text:p>
          </table:table-cell>
          <table:table-cell table:style-name="ce25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12" office:value-type="string" calcext:value-type="string">
            <text:p>Description</text:p>
          </table:table-cell>
          <table:table-cell table:style-name="ce25"/>
          <table:table-cell table:style-name="ce28" table:number-columns-repeated="961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elp</text:p>
          </table:table-cell>
          <table:table-cell table:style-name="ce9" table:number-columns-repeated="2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13" office:value-type="string" calcext:value-type="string">
            <text:p>this help message</text:p>
          </table:table-cell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2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2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2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2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2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2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21" table:formula="of:=[$Sheet1.$G$4]" office:value-type="string" office:string-value="this help message" calcext:value-type="string">
            <text:p>this help message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quiet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3" office:value-type="string" calcext:value-type="string">
            <text:p>supress output including errors</text:p>
          </table:table-cell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5]" office:value-type="string" office:string-value="supress output including errors" calcext:value-type="string">
            <text:p>supress output including errors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erbose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3" office:value-type="string" calcext:value-type="string">
            <text:p>verbose output</text:p>
          </table:table-cell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6]" office:value-type="string" office:string-value="verbose output" calcext:value-type="string">
            <text:p>verbose output</text:p>
          </table:table-cell>
          <table:table-cell/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6]" office:value-type="string" office:string-value="verbose output" calcext:value-type="string">
            <text:p>verbose output</text:p>
          </table:table-cell>
          <table:table-cell/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6]" office:value-type="string" office:string-value="verbose output" calcext:value-type="string">
            <text:p>verbose output</text:p>
          </table:table-cell>
          <table:table-cell table:number-columns-repeated="17"/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6]" office:value-type="string" office:string-value="verbose output" calcext:value-type="string">
            <text:p>verbose output</text:p>
          </table:table-cell>
          <table:table-cell table:number-columns-repeated="970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rogress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3" office:value-type="string" calcext:value-type="string">
            <text:p>progress bara</text:p>
          </table:table-cell>
          <table:table-cell table:style-name="ce3" table:formula="of:=[$Sheet1.$A$7]" office:value-type="string" office:string-value="p" calcext:value-type="string">
            <text:p>p</text:p>
          </table:table-cell>
          <table:table-cell table:style-name="ce3" table:formula="of:=[$Sheet1.$B$7]" office:value-type="string" office:string-value="progress" calcext:value-type="string">
            <text:p>progress</text:p>
          </table:table-cell>
          <table:table-cell table:style-name="ce9" table:number-columns-repeated="2"/>
          <table:table-cell table:style-name="ce9" table:formula="of:=[$Sheet1.$E$7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7]" office:value-type="string" office:string-value="progress bara" calcext:value-type="string">
            <text:p>progress bara</text:p>
          </table:table-cell>
          <table:table-cell/>
          <table:table-cell table:style-name="ce3" table:formula="of:=[$Sheet1.$A$7]" office:value-type="string" office:string-value="p" calcext:value-type="string">
            <text:p>p</text:p>
          </table:table-cell>
          <table:table-cell table:style-name="ce3" table:formula="of:=[$Sheet1.$B$7]" office:value-type="string" office:string-value="progress" calcext:value-type="string">
            <text:p>progress</text:p>
          </table:table-cell>
          <table:table-cell table:style-name="ce9" table:number-columns-repeated="2"/>
          <table:table-cell table:style-name="ce9" table:formula="of:=[$Sheet1.$E$7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7]" office:value-type="string" office:string-value="progress bara" calcext:value-type="string">
            <text:p>progress bara</text:p>
          </table:table-cell>
          <table:table-cell/>
          <table:table-cell table:style-name="ce3" table:formula="of:=[$Sheet1.$P$7]" office:value-type="string" office:string-value="p" calcext:value-type="string">
            <text:p>p</text:p>
          </table:table-cell>
          <table:table-cell table:style-name="ce3" table:formula="of:=[$Sheet1.$Q$7]" office:value-type="string" office:string-value="progress" calcext:value-type="string">
            <text:p>progress</text:p>
          </table:table-cell>
          <table:table-cell table:style-name="ce9" table:formula="of:=[$Sheet1.$R$7]" office:value-type="float" office:value="0" calcext:value-type="float">
            <text:p>0</text:p>
          </table:table-cell>
          <table:table-cell table:style-name="ce9" table:formula="of:=[$Sheet1.$S$7]" office:value-type="float" office:value="0" calcext:value-type="float">
            <text:p>0</text:p>
          </table:table-cell>
          <table:table-cell table:style-name="ce9" table:formula="of:=[$Sheet1.$T$7]" office:value-type="string" office:string-value="n" calcext:value-type="string">
            <text:p>n</text:p>
          </table:table-cell>
          <table:table-cell table:style-name="ce9" table:formula="of:=[$Sheet1.$U$7]" office:value-type="float" office:value="0" calcext:value-type="float">
            <text:p>0</text:p>
          </table:table-cell>
          <table:table-cell table:style-name="ce21" table:formula="of:=[$Sheet1.$V$7]" office:value-type="string" office:string-value="progress bara" calcext:value-type="string">
            <text:p>progress bara</text:p>
          </table:table-cell>
          <table:table-cell table:number-columns-repeated="25"/>
          <table:table-cell office:value-type="string" calcext:value-type="string">
            <text:p>--</text:p>
          </table:table-cell>
          <table:table-cell table:number-columns-repeated="968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nteractive</text:p>
          </table:table-cell>
          <table:table-cell table:style-name="ce9" table:number-columns-repeated="2"/>
          <table:table-cell table:style-name="ce9" office:value-type="string" calcext:value-type="string">
            <text:p>y</text:p>
          </table:table-cell>
          <table:table-cell table:style-name="ce9"/>
          <table:table-cell table:style-name="ce13" office:value-type="string" calcext:value-type="string">
            <text:p>interactive mode</text:p>
          </table:table-cell>
          <table:table-cell table:style-name="ce3" table:formula="of:=[$Sheet1.$A$8]" office:value-type="string" office:string-value="I" calcext:value-type="string">
            <text:p>I</text:p>
          </table:table-cell>
          <table:table-cell table:style-name="ce3" table:formula="of:=[$Sheet1.$B$8]" office:value-type="string" office:string-value="interactive" calcext:value-type="string">
            <text:p>interactive</text:p>
          </table:table-cell>
          <table:table-cell table:style-name="ce9" table:number-columns-repeated="2"/>
          <table:table-cell table:style-name="ce9" table:formula="of:=[$Sheet1.$E$8]" office:value-type="string" office:string-value="y" calcext:value-type="string">
            <text:p>y</text:p>
          </table:table-cell>
          <table:table-cell table:style-name="ce9"/>
          <table:table-cell table:style-name="ce21" table:formula="of:=[$Sheet1.$G$8]" office:value-type="string" office:string-value="interactive mode" calcext:value-type="string">
            <text:p>interactive mode</text:p>
          </table:table-cell>
          <table:table-cell/>
          <table:table-cell table:style-name="Default" table:number-columns-repeated="4"/>
          <table:table-cell table:style-name="ce5" table:number-columns-repeated="2"/>
          <table:table-cell table:style-name="Default"/>
          <table:table-cell/>
          <table:table-cell table:style-name="ce5" table:number-columns-repeated="5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File Output Variables</text:p>
          </table:table-cell>
          <table:covered-table-cell table:style-name="ce3"/>
          <table:covered-table-cell table:number-columns-repeated="4" table:style-name="ce9"/>
          <table:covered-table-cell table:style-name="ce13"/>
          <table:table-cell table:style-name="ce16" table:number-columns-repeated="6"/>
          <table:table-cell table:style-name="ce22"/>
          <table:table-cell/>
          <table:table-cell table:style-name="Default" table:number-columns-repeated="7"/>
          <table:table-cell/>
          <table:table-cell table:style-name="ce5"/>
          <table:table-cell table:style-name="Default" table:number-columns-repeated="6"/>
          <table:table-cell table:number-columns-repeated="994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utput</text:p>
          </table:table-cell>
          <table:table-cell table:style-name="ce9" office:value-type="string" calcext:value-type="string">
            <text:p>&lt;dir&gt;</text:p>
          </table:table-cell>
          <table:table-cell table:style-name="ce10" table:formula="of:=[$Sheet2.$B$6]" office:value-type="string" office:string-value="^.+/$" calcext:value-type="string">
            <text:p>^.+/$</text:p>
          </table:table-cell>
          <table:table-cell table:style-name="ce9" office:value-type="string" calcext:value-type="string">
            <text:p>.</text:p>
          </table:table-cell>
          <table:table-cell table:style-name="ce9"/>
          <table:table-cell table:style-name="ce13" office:value-type="string" calcext:value-type="string">
            <text:p>output directory name</text:p>
          </table:table-cell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21" table:formula="of:=[$Sheet1.$G$10]" office:value-type="string" office:string-value="output directory name" calcext:value-type="string">
            <text:p>output directory name</text:p>
          </table:table-cell>
          <table:table-cell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21" table:formula="of:=[$Sheet1.$G$10]" office:value-type="string" office:string-value="output directory name" calcext:value-type="string">
            <text:p>output directory name</text:p>
          </table:table-cell>
          <table:table-cell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21" table:formula="of:=[$Sheet1.$G$10]" office:value-type="string" office:string-value="output directory name" calcext:value-type="string">
            <text:p>output directory name</text:p>
          </table:table-cell>
          <table:table-cell table:number-columns-repeated="17"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21" table:formula="of:=[$Sheet1.$G$10]" office:value-type="string" office:string-value="output directory name" calcext:value-type="string">
            <text:p>output directory name</text:p>
          </table:table-cell>
          <table:table-cell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21" table:formula="of:=[$Sheet1.$G$10]" office:value-type="string" office:string-value="output directory name" calcext:value-type="string">
            <text:p>output directory name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&lt;string&gt;</text:p>
          </table:table-cell>
          <table:table-cell table:style-name="ce9" office:value-type="string" calcext:value-type="string">
            <text:p>^[a-zA-Z0-9_]+$</text:p>
          </table:table-cell>
          <table:table-cell table:style-name="ce9" table:number-columns-repeated="2"/>
          <table:table-cell table:style-name="ce13" office:value-type="string" calcext:value-type="string">
            <text:p>name of the map</text:p>
          </table:table-cell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21" table:formula="of:=[$Sheet1.$G$11]" office:value-type="string" office:string-value="name of the map" calcext:value-type="string">
            <text:p>name of the map</text:p>
          </table:table-cell>
          <table:table-cell/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21" table:formula="of:=[$Sheet1.$G$11]" office:value-type="string" office:string-value="name of the map" calcext:value-type="string">
            <text:p>name of the map</text:p>
          </table:table-cell>
          <table:table-cell/>
          <table:table-cell table:style-name="ce5"/>
          <table:table-cell table:style-name="Default" table:number-columns-repeated="6"/>
          <table:table-cell table:number-columns-repeated="17"/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21" table:formula="of:=[$Sheet1.$G$11]" office:value-type="string" office:string-value="name of the map" calcext:value-type="string">
            <text:p>name of the map</text:p>
          </table:table-cell>
          <table:table-cell/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21" table:formula="of:=[$Sheet1.$G$11]" office:value-type="string" office:string-value="name of the map" calcext:value-type="string">
            <text:p>name of the map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verwrite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3" office:value-type="string" calcext:value-type="string">
            <text:p>overwrite files</text:p>
          </table:table-cell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2]" office:value-type="string" office:string-value="overwrite files" calcext:value-type="string">
            <text:p>overwrite files</text:p>
          </table:table-cell>
          <table:table-cell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2]" office:value-type="string" office:string-value="overwrite files" calcext:value-type="string">
            <text:p>overwrite files</text:p>
          </table:table-cell>
          <table:table-cell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2]" office:value-type="string" office:string-value="overwrite files" calcext:value-type="string">
            <text:p>overwrite files</text:p>
          </table:table-cell>
          <table:table-cell table:number-columns-repeated="17"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2]" office:value-type="string" office:string-value="overwrite files" calcext:value-type="string">
            <text:p>overwrite files</text:p>
          </table:table-cell>
          <table:table-cell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2]" office:value-type="string" office:string-value="overwrite files" calcext:value-type="string">
            <text:p>overwrite files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mpress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3" office:value-type="string" calcext:value-type="string">
            <text:p>7zip the archive</text:p>
          </table:table-cell>
          <table:table-cell table:style-name="ce3" table:formula="of:=[$Sheet1.$A$13]" office:value-type="string" office:string-value="c" calcext:value-type="string">
            <text:p>c</text:p>
          </table:table-cell>
          <table:table-cell table:style-name="ce3" table:formula="of:=[$Sheet1.$B$13]" office:value-type="string" office:string-value="compress" calcext:value-type="string">
            <text:p>compress</text:p>
          </table:table-cell>
          <table:table-cell table:style-name="ce9" table:number-columns-repeated="2"/>
          <table:table-cell table:style-name="ce9" table:formula="of:=[$Sheet1.$E$13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3]" office:value-type="string" office:string-value="7zip the archive" calcext:value-type="string">
            <text:p>7zip the archive</text:p>
          </table:table-cell>
          <table:table-cell/>
          <table:table-cell table:style-name="Default" table:number-columns-repeated="4"/>
          <table:table-cell table:style-name="ce5" table:number-columns-repeated="2"/>
          <table:table-cell table:style-name="Default"/>
          <table:table-cell/>
          <table:table-cell table:style-name="ce5"/>
          <table:table-cell table:style-name="Default" table:number-columns-repeated="6"/>
          <table:table-cell table:number-columns-repeated="994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ink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3" office:value-type="string" calcext:value-type="string">
            <text:p>link map directory or archive into spring settings/maps folder</text:p>
          </table:table-cell>
          <table:table-cell table:style-name="ce3" table:formula="of:=[$Sheet1.$A$14]" office:value-type="string" office:string-value="l" calcext:value-type="string">
            <text:p>l</text:p>
          </table:table-cell>
          <table:table-cell table:style-name="ce3" table:formula="of:=[$Sheet1.$B$14]" office:value-type="string" office:string-value="link" calcext:value-type="string">
            <text:p>link</text:p>
          </table:table-cell>
          <table:table-cell table:style-name="ce9" table:number-columns-repeated="2"/>
          <table:table-cell table:style-name="ce9" table:formula="of:=[$Sheet1.$E$14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4]" office:value-type="string" office:string-value="link map directory or archive into spring settings/maps folder" calcext:value-type="string">
            <text:p>link map directory or archive into spring settings/maps folder</text:p>
          </table:table-cell>
          <table:table-cell/>
          <table:table-cell table:style-name="Default" table:number-columns-repeated="4"/>
          <table:table-cell table:style-name="ce5" table:number-columns-repeated="2"/>
          <table:table-cell table:style-name="Default"/>
          <table:table-cell/>
          <table:table-cell table:style-name="ce5" table:number-columns-repeated="5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hash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3" office:value-type="string" calcext:value-type="string">
            <text:p>Generate Hash</text:p>
          </table:table-cell>
          <table:table-cell table:style-name="ce3" table:number-columns-repeated="2"/>
          <table:table-cell table:style-name="ce9" table:number-columns-repeated="2"/>
          <table:table-cell table:style-name="ce9" table:formula="of:=[$Sheet1.$E$15]" office:value-type="string" office:string-value="n" calcext:value-type="string">
            <text:p>n</text:p>
          </table:table-cell>
          <table:table-cell table:style-name="ce9"/>
          <table:table-cell table:style-name="ce21" table:formula="of:=[$Sheet1.$G$15]" office:value-type="string" office:string-value="Generate Hash" calcext:value-type="string">
            <text:p>Generate Hash</text:p>
          </table:table-cell>
          <table:table-cell/>
          <table:table-cell table:style-name="Default" table:number-columns-repeated="7"/>
          <table:table-cell/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992"/>
        </table:table-row>
        <table:table-row table:style-name="ro1">
          <table:table-cell table:style-name="ce1" office:value-type="string" calcext:value-type="string" table:number-columns-spanned="7" table:number-rows-spanned="1">
            <text:p>Map Dimension Variables</text:p>
          </table:table-cell>
          <table:covered-table-cell table:style-name="ce3"/>
          <table:covered-table-cell table:number-columns-repeated="4" table:style-name="ce9"/>
          <table:covered-table-cell table:style-name="ce13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5"/>
          <table:table-cell table:style-name="Default" table:number-columns-repeated="6"/>
          <table:table-cell table:number-columns-repeated="994"/>
        </table:table-row>
        <table:table-row table:style-name="ro2">
          <table:table-cell office:value-type="string" calcext:value-type="string">
            <text:p>s</text:p>
          </table:table-cell>
          <table:table-cell table:style-name="ce4" office:value-type="string" calcext:value-type="string">
            <text:p><text:s/>mapsize</text:p>
          </table:table-cell>
          <table:table-cell table:style-name="ce4" office:value-type="string" calcext:value-type="string">
            <text:p>&lt;int&gt;x&lt;int&gt;</text:p>
          </table:table-cell>
          <table:table-cell table:style-name="ce4" table:formula="of:=[Sheet2.$B$7]" office:value-type="string" office:string-value="^[0-9]+(x[0-9]+)?$" calcext:value-type="string">
            <text:p>^[0-9]+(x[0-9]+)?$</text:p>
          </table:table-cell>
          <table:table-cell table:style-name="ce4" office:value-type="string" calcext:value-type="string">
            <text:p>8x8</text:p>
          </table:table-cell>
          <table:table-cell table:style-name="ce4" office:value-type="string" calcext:value-type="string">
            <text:p>X % 2 = 0 &amp;&amp; X &gt;= 4</text:p>
          </table:table-cell>
          <table:table-cell office:value-type="string" calcext:value-type="string">
            <text:p>Width and length of map, in spring map units eg.</text:p>
          </table:table-cell>
          <table:table-cell table:style-name="Default" table:number-columns-repeated="7"/>
          <table:table-cell/>
          <table:table-cell table:style-name="ce4" table:formula="of:=[$Sheet1.$A$17]" office:value-type="string" office:string-value="s" calcext:value-type="string">
            <text:p>s</text:p>
          </table:table-cell>
          <table:table-cell table:formula="of:=[$Sheet1.$B$17]" office:value-type="string" office:string-value=" mapsize" calcext:value-type="string">
            <text:p><text:s/>mapsize</text:p>
          </table:table-cell>
          <table:table-cell table:formula="of:=[$Sheet1.$C$17]" office:value-type="string" office:string-value="&lt;int&gt;x&lt;int&gt;" calcext:value-type="string">
            <text:p>&lt;int&gt;x&lt;int&gt;</text:p>
          </table:table-cell>
          <table:table-cell table:formula="of:=[$Sheet1.$D$17]" office:value-type="string" office:string-value="^[0-9]+(x[0-9]+)?$" calcext:value-type="string">
            <text:p>^[0-9]+(x[0-9]+)?$</text:p>
          </table:table-cell>
          <table:table-cell table:formula="of:=[$Sheet1.$E$17]" office:value-type="string" office:string-value="8x8" calcext:value-type="string">
            <text:p>8x8</text:p>
          </table:table-cell>
          <table:table-cell table:formula="of:=[$Sheet1.$F$17]" office:value-type="string" office:string-value="X % 2 = 0 &amp;&amp; X &gt;= 4" calcext:value-type="string">
            <text:p>X % 2 = 0 &amp;&amp; X &gt;= 4</text:p>
          </table:table-cell>
          <table:table-cell table:formula="of:=[$Sheet1.$G$17]" office:value-type="string" office:string-value="Width and length of map, in spring map units eg." calcext:value-type="string">
            <text:p>Width and length of map, in spring map units eg.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idth</text:p>
          </table:table-cell>
          <table:table-cell table:style-name="ce9" office:value-type="string" calcext:value-type="string">
            <text:p><text:s/>&lt;integer&gt;</text:p>
          </table:table-cell>
          <table:table-cell table:style-name="ce10" table:formula="of:=[$Sheet2.B$2]" office:value-type="string" office:string-value="^[0-9]+$" calcext:value-type="string">
            <text:p>^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3" office:value-type="string" calcext:value-type="string">
            <text:p>map width in spring map units</text:p>
          </table:table-cell>
          <table:table-cell table:style-name="ce3" table:formula="of:=[$Sheet1.$A$18]" office:value-type="string" office:string-value="x" calcext:value-type="string">
            <text:p>x</text:p>
          </table:table-cell>
          <table:table-cell table:style-name="ce3" table:formula="of:=[$Sheet1.$B$18]" office:value-type="string" office:string-value="width" calcext:value-type="string">
            <text:p>width</text:p>
          </table:table-cell>
          <table:table-cell table:style-name="ce9" table:formula="of:=[$Sheet1.$C$18]" office:value-type="string" office:string-value=" &lt;integer&gt;" calcext:value-type="string">
            <text:p><text:s/>&lt;integer&gt;</text:p>
          </table:table-cell>
          <table:table-cell table:style-name="ce10" table:formula="of:=[$Sheet1.$D$18]" office:value-type="string" office:string-value="^[0-9]+$" calcext:value-type="string">
            <text:p>^[0-9]+$</text:p>
          </table:table-cell>
          <table:table-cell table:style-name="ce9"/>
          <table:table-cell table:style-name="ce9" table:formula="of:=[$Sheet1.$F$18]" office:value-type="string" office:string-value=" " calcext:value-type="string">
            <text:p><text:s/></text:p>
          </table:table-cell>
          <table:table-cell table:style-name="ce21" table:formula="of:=[$Sheet1.$G$18]" office:value-type="string" office:string-value="map width in spring map units" calcext:value-type="string">
            <text:p>map width in spring map units</text:p>
          </table:table-cell>
          <table:table-cell/>
          <table:table-cell table:style-name="Default" table:number-columns-repeated="7"/>
          <table:table-cell/>
          <table:table-cell table:style-name="ce5" table:number-columns-repeated="5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length</text:p>
          </table:table-cell>
          <table:table-cell table:style-name="ce9" office:value-type="string" calcext:value-type="string">
            <text:p><text:s/>&lt;integer&gt;</text:p>
          </table:table-cell>
          <table:table-cell table:style-name="ce10" table:formula="of:=[$Sheet2.B$2]" office:value-type="string" office:string-value="^[0-9]+$" calcext:value-type="string">
            <text:p>^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3" office:value-type="string" calcext:value-type="string">
            <text:p>map length in spring map units</text:p>
          </table:table-cell>
          <table:table-cell table:style-name="ce3" table:formula="of:=[$Sheet1.$A$19]" office:value-type="string" office:string-value="z" calcext:value-type="string">
            <text:p>z</text:p>
          </table:table-cell>
          <table:table-cell table:style-name="ce3" table:formula="of:=[$Sheet1.$B$19]" office:value-type="string" office:string-value="length" calcext:value-type="string">
            <text:p>length</text:p>
          </table:table-cell>
          <table:table-cell table:style-name="ce9" table:formula="of:=[$Sheet1.$C$19]" office:value-type="string" office:string-value=" &lt;integer&gt;" calcext:value-type="string">
            <text:p><text:s/>&lt;integer&gt;</text:p>
          </table:table-cell>
          <table:table-cell table:style-name="ce10" table:formula="of:=[$Sheet1.$D$19]" office:value-type="string" office:string-value="^[0-9]+$" calcext:value-type="string">
            <text:p>^[0-9]+$</text:p>
          </table:table-cell>
          <table:table-cell table:style-name="ce9"/>
          <table:table-cell table:style-name="ce9" table:formula="of:=[$Sheet1.$F$19]" office:value-type="string" office:string-value=" " calcext:value-type="string">
            <text:p><text:s/></text:p>
          </table:table-cell>
          <table:table-cell table:style-name="ce21" table:formula="of:=[$Sheet1.$G$19]" office:value-type="string" office:string-value="map length in spring map units" calcext:value-type="string">
            <text:p>map length in spring map units</text:p>
          </table:table-cell>
          <table:table-cell/>
          <table:table-cell table:style-name="ce3" table:number-columns-repeated="2"/>
          <table:table-cell table:style-name="ce9"/>
          <table:table-cell table:style-name="ce10"/>
          <table:table-cell table:style-name="ce9" table:number-columns-repeated="2"/>
          <table:table-cell table:style-name="ce21"/>
          <table:table-cell/>
          <table:table-cell table:style-name="ce5" table:number-columns-repeated="5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floor</text:p>
          </table:table-cell>
          <table:table-cell table:style-name="ce9" office:value-type="string" calcext:value-type="string">
            <text:p><text:s/>&lt;float&gt;</text:p>
          </table:table-cell>
          <table:table-cell table:style-name="ce10" table:formula="of:=[$Sheet2.B$3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3" office:value-type="string" calcext:value-type="string">
            <text:p>map depth</text:p>
          </table:table-cell>
          <table:table-cell table:style-name="ce3" table:formula="of:=[$Sheet1.$A$20]" office:value-type="string" office:string-value="y" calcext:value-type="string">
            <text:p>y</text:p>
          </table:table-cell>
          <table:table-cell table:style-name="ce3" table:formula="of:=[$Sheet1.$B$20]" office:value-type="string" office:string-value="floor" calcext:value-type="string">
            <text:p>floor</text:p>
          </table:table-cell>
          <table:table-cell table:style-name="ce9" table:formula="of:=[$Sheet1.$C$20]" office:value-type="string" office:string-value=" &lt;float&gt;" calcext:value-type="string">
            <text:p><text:s/>&lt;float&gt;</text:p>
          </table:table-cell>
          <table:table-cell table:style-name="ce10" table:formula="of:=[$Sheet1.$D$20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0]" office:value-type="string" office:string-value=" " calcext:value-type="string">
            <text:p><text:s/></text:p>
          </table:table-cell>
          <table:table-cell table:style-name="ce21" table:formula="of:=[$Sheet1.$G$20]" office:value-type="string" office:string-value="map depth" calcext:value-type="string">
            <text:p>map depth</text:p>
          </table:table-cell>
          <table:table-cell/>
          <table:table-cell table:style-name="ce3" table:formula="of:=[$Sheet1.$A$20]" office:value-type="string" office:string-value="y" calcext:value-type="string">
            <text:p>y</text:p>
          </table:table-cell>
          <table:table-cell table:style-name="ce3" table:formula="of:=[$Sheet1.$B$20]" office:value-type="string" office:string-value="floor" calcext:value-type="string">
            <text:p>floor</text:p>
          </table:table-cell>
          <table:table-cell table:style-name="ce9" table:formula="of:=[$Sheet1.$C$20]" office:value-type="string" office:string-value=" &lt;float&gt;" calcext:value-type="string">
            <text:p><text:s/>&lt;float&gt;</text:p>
          </table:table-cell>
          <table:table-cell table:style-name="ce10" table:formula="of:=[$Sheet1.$D$20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0]" office:value-type="string" office:string-value=" " calcext:value-type="string">
            <text:p><text:s/></text:p>
          </table:table-cell>
          <table:table-cell table:style-name="ce21" table:formula="of:=[$Sheet1.$G$20]" office:value-type="string" office:string-value="map depth" calcext:value-type="string">
            <text:p>map depth</text:p>
          </table:table-cell>
          <table:table-cell/>
          <table:table-cell table:style-name="ce5" table:number-columns-repeated="5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eiling</text:p>
          </table:table-cell>
          <table:table-cell table:style-name="ce9" office:value-type="string" calcext:value-type="string">
            <text:p><text:s/>&lt;float&gt;</text:p>
          </table:table-cell>
          <table:table-cell table:style-name="ce10" table:formula="of:=[$Sheet2.B$3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3" office:value-type="string" calcext:value-type="string">
            <text:p>map height</text:p>
          </table:table-cell>
          <table:table-cell table:style-name="ce3" table:formula="of:=[$Sheet1.$A$21]" office:value-type="string" office:string-value="Y" calcext:value-type="string">
            <text:p>Y</text:p>
          </table:table-cell>
          <table:table-cell table:style-name="ce3" table:formula="of:=[$Sheet1.$B$21]" office:value-type="string" office:string-value="ceiling" calcext:value-type="string">
            <text:p>ceiling</text:p>
          </table:table-cell>
          <table:table-cell table:style-name="ce9" table:formula="of:=[$Sheet1.$C$21]" office:value-type="string" office:string-value=" &lt;float&gt;" calcext:value-type="string">
            <text:p><text:s/>&lt;float&gt;</text:p>
          </table:table-cell>
          <table:table-cell table:style-name="ce10" table:formula="of:=[$Sheet1.$D$21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1]" office:value-type="string" office:string-value=" " calcext:value-type="string">
            <text:p><text:s/></text:p>
          </table:table-cell>
          <table:table-cell table:style-name="ce21" table:formula="of:=[$Sheet1.$G$21]" office:value-type="string" office:string-value="map height" calcext:value-type="string">
            <text:p>map height</text:p>
          </table:table-cell>
          <table:table-cell/>
          <table:table-cell table:style-name="ce3" table:formula="of:=[$Sheet1.$A$21]" office:value-type="string" office:string-value="Y" calcext:value-type="string">
            <text:p>Y</text:p>
          </table:table-cell>
          <table:table-cell table:style-name="ce3" table:formula="of:=[$Sheet1.$B$21]" office:value-type="string" office:string-value="ceiling" calcext:value-type="string">
            <text:p>ceiling</text:p>
          </table:table-cell>
          <table:table-cell table:style-name="ce9" table:formula="of:=[$Sheet1.$C$21]" office:value-type="string" office:string-value=" &lt;float&gt;" calcext:value-type="string">
            <text:p><text:s/>&lt;float&gt;</text:p>
          </table:table-cell>
          <table:table-cell table:style-name="ce10" table:formula="of:=[$Sheet1.$D$21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1]" office:value-type="string" office:string-value=" " calcext:value-type="string">
            <text:p><text:s/></text:p>
          </table:table-cell>
          <table:table-cell table:style-name="ce21" table:formula="of:=[$Sheet1.$G$21]" office:value-type="string" office:string-value="map height" calcext:value-type="string">
            <text:p>map height</text:p>
          </table:table-cell>
          <table:table-cell/>
          <table:table-cell table:style-name="ce5"/>
          <table:table-cell table:style-name="Default" table:number-columns-repeated="6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Image/Tile Variables</text:p>
          </table:table-cell>
          <table:covered-table-cell table:style-name="ce3"/>
          <table:covered-table-cell table:style-name="ce9"/>
          <table:covered-table-cell table:style-name="ce10"/>
          <table:covered-table-cell table:number-columns-repeated="2" table:style-name="ce9"/>
          <table:covered-table-cell table:style-name="ce13"/>
          <table:table-cell table:style-name="Default" table:number-columns-repeated="7"/>
          <table:table-cell/>
          <table:table-cell table:style-name="Default" table:number-columns-repeated="7"/>
          <table:table-cell table:number-columns-repeated="1002"/>
        </table:table-row>
        <table:table-row table:style-name="ro2">
          <table:table-cell office:value-type="string" calcext:value-type="string">
            <text:p>i</text:p>
          </table:table-cell>
          <table:table-cell table:style-name="ce4" office:value-type="string" calcext:value-type="string">
            <text:p>imagesize</text:p>
          </table:table-cell>
          <table:table-cell table:style-name="ce4" office:value-type="string" calcext:value-type="string">
            <text:p>&lt;int&gt;x&lt;int&gt;</text:p>
          </table:table-cell>
          <table:table-cell table:style-name="ce4" table:formula="of:=[Sheet2.$B$7]" office:value-type="string" office:string-value="^[0-9]+(x[0-9]+)?$" calcext:value-type="string">
            <text:p>^[0-9]+(x[0-9]+)?$</text:p>
          </table:table-cell>
          <table:table-cell table:style-name="ce5" table:number-columns-repeated="2"/>
          <table:table-cell office:value-type="string" calcext:value-type="string">
            <text:p>Scale the constructed image to this sizea before splitting.</text:p>
          </table:table-cell>
          <table:table-cell table:style-name="Default" table:number-columns-repeated="7"/>
          <table:table-cell/>
          <table:table-cell table:style-name="Default" table:number-columns-repeated="7"/>
          <table:table-cell/>
          <table:table-cell table:formula="of:=[$Sheet1.$A$23]" office:value-type="string" office:string-value="i" calcext:value-type="string">
            <text:p>i</text:p>
          </table:table-cell>
          <table:table-cell table:formula="of:=[$Sheet1.$B$23]" office:value-type="string" office:string-value="imagesize" calcext:value-type="string">
            <text:p>imagesize</text:p>
          </table:table-cell>
          <table:table-cell table:formula="of:=[$Sheet1.$C$23]" office:value-type="string" office:string-value="&lt;int&gt;x&lt;int&gt;" calcext:value-type="string">
            <text:p>&lt;int&gt;x&lt;int&gt;</text:p>
          </table:table-cell>
          <table:table-cell table:formula="of:=[$Sheet1.$D$23]" office:value-type="string" office:string-value="^[0-9]+(x[0-9]+)?$" calcext:value-type="string">
            <text:p>^[0-9]+(x[0-9]+)?$</text:p>
          </table:table-cell>
          <table:table-cell table:style-name="ce5" table:formula="of:=[$Sheet1.$E$23]" office:value-type="float" office:value="0" calcext:value-type="float">
            <text:p>0</text:p>
          </table:table-cell>
          <table:table-cell table:style-name="ce5" table:formula="of:=[$Sheet1.$F$23]" office:value-type="float" office:value="0" calcext:value-type="float">
            <text:p>0</text:p>
          </table:table-cell>
          <table:table-cell table:formula="of:=[$Sheet1.$G$23]" office:value-type="string" office:string-value="Scale the constructed image to this sizea before splitting." calcext:value-type="string">
            <text:p>Scale the constructed image to this sizea before splitting.</text:p>
          </table:table-cell>
          <table:table-cell table:number-columns-repeated="994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<text:s/>tilesize</text:p>
          </table:table-cell>
          <table:table-cell table:style-name="ce4" office:value-type="string" calcext:value-type="string">
            <text:p>&lt;int&gt;x&lt;int&gt;</text:p>
          </table:table-cell>
          <table:table-cell table:style-name="ce4" table:formula="of:=[Sheet2.$B$7]" office:value-type="string" office:string-value="^[0-9]+(x[0-9]+)?$" calcext:value-type="string">
            <text:p>^[0-9]+(x[0-9]+)?$</text:p>
          </table:table-cell>
          <table:table-cell table:style-name="ce4" office:value-type="string" calcext:value-type="string">
            <text:p>32x32</text:p>
          </table:table-cell>
          <table:table-cell table:style-name="ce4"/>
          <table:table-cell office:value-type="string" calcext:value-type="string">
            <text:p>Size of tiles, in pixels eg. '--tilesize=32', must be</text:p>
          </table:table-cell>
          <table:table-cell table:style-name="Default" table:number-columns-repeated="7"/>
          <table:table-cell/>
          <table:table-cell table:style-name="ce3" table:formula="of:=[$Sheet1.$A$24]" office:value-type="string" office:string-value="t" calcext:value-type="string">
            <text:p>t</text:p>
          </table:table-cell>
          <table:table-cell table:formula="of:=[$Sheet1.$B$24]" office:value-type="string" office:string-value=" tilesize" calcext:value-type="string">
            <text:p><text:s/>tilesize</text:p>
          </table:table-cell>
          <table:table-cell table:formula="of:=[$Sheet1.$C$24]" office:value-type="string" office:string-value="&lt;int&gt;x&lt;int&gt;" calcext:value-type="string">
            <text:p>&lt;int&gt;x&lt;int&gt;</text:p>
          </table:table-cell>
          <table:table-cell table:formula="of:=[$Sheet1.$D$24]" office:value-type="string" office:string-value="^[0-9]+(x[0-9]+)?$" calcext:value-type="string">
            <text:p>^[0-9]+(x[0-9]+)?$</text:p>
          </table:table-cell>
          <table:table-cell table:formula="of:=[$Sheet1.$E$24]" office:value-type="string" office:string-value="32x32" calcext:value-type="string">
            <text:p>32x32</text:p>
          </table:table-cell>
          <table:table-cell table:formula="of:=[$Sheet1.$F$24]" office:value-type="float" office:value="0" calcext:value-type="float">
            <text:p>0</text:p>
          </table:table-cell>
          <table:table-cell table:formula="of:=[$Sheet1.$G$24]" office:value-type="string" office:string-value="Size of tiles, in pixels eg. '--tilesize=32', must be" calcext:value-type="string">
            <text:p>Size of tiles, in pixels eg. '--tilesize=32', must be</text:p>
          </table:table-cell>
          <table:table-cell/>
          <table:table-cell table:style-name="ce3" table:formula="of:=[$Sheet1.$A$24]" office:value-type="string" office:string-value="t" calcext:value-type="string">
            <text:p>t</text:p>
          </table:table-cell>
          <table:table-cell table:formula="of:=[$Sheet1.$B$24]" office:value-type="string" office:string-value=" tilesize" calcext:value-type="string">
            <text:p><text:s/>tilesize</text:p>
          </table:table-cell>
          <table:table-cell table:formula="of:=[$Sheet1.$C$24]" office:value-type="string" office:string-value="&lt;int&gt;x&lt;int&gt;" calcext:value-type="string">
            <text:p>&lt;int&gt;x&lt;int&gt;</text:p>
          </table:table-cell>
          <table:table-cell table:formula="of:=[$Sheet1.$D$24]" office:value-type="string" office:string-value="^[0-9]+(x[0-9]+)?$" calcext:value-type="string">
            <text:p>^[0-9]+(x[0-9]+)?$</text:p>
          </table:table-cell>
          <table:table-cell table:formula="of:=[$Sheet1.$E$24]" office:value-type="string" office:string-value="32x32" calcext:value-type="string">
            <text:p>32x32</text:p>
          </table:table-cell>
          <table:table-cell table:formula="of:=[$Sheet1.$F$24]" office:value-type="float" office:value="0" calcext:value-type="float">
            <text:p>0</text:p>
          </table:table-cell>
          <table:table-cell table:style-name="ce7" table:formula="of:=[$Sheet1.$G$24]" office:value-type="string" office:string-value="Size of tiles, in pixels eg. '--tilesize=32', must be" calcext:value-type="string">
            <text:p>Size of tiles, in pixels eg. '--tilesize=32', must be</text:p>
          </table:table-cell>
          <table:table-cell table:number-columns-repeated="994"/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&lt;string&gt;</text:p>
          </table:table-cell>
          <table:table-cell table:style-name="ce5" office:value-type="string" calcext:value-type="string">
            <text:p>^\b(DXT1,RGBA8,USHORT)\b$</text:p>
          </table:table-cell>
          <table:table-cell table:style-name="ce5" office:value-type="string" calcext:value-type="string">
            <text:p>DXT1</text:p>
          </table:table-cell>
          <table:table-cell table:style-name="Default"/>
          <table:table-cell office:value-type="string" calcext:value-type="string">
            <text:p>what format to put into the smt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ce5" table:formula="of:=[$Sheet1.$A$25]" office:value-type="string" office:string-value="f" calcext:value-type="string">
            <text:p>f</text:p>
          </table:table-cell>
          <table:table-cell table:style-name="ce5" table:formula="of:=[$Sheet1.$B$25]" office:value-type="string" office:string-value="format" calcext:value-type="string">
            <text:p>format</text:p>
          </table:table-cell>
          <table:table-cell table:style-name="ce5" table:formula="of:=[$Sheet1.$C$25]" office:value-type="string" office:string-value="&lt;string&gt;" calcext:value-type="string">
            <text:p>&lt;string&gt;</text:p>
          </table:table-cell>
          <table:table-cell table:style-name="ce5" table:formula="of:=[$Sheet1.$D$25]" office:value-type="string" office:string-value="^\b(DXT1,RGBA8,USHORT)\b$" calcext:value-type="string">
            <text:p>^\b(DXT1,RGBA8,USHORT)\b$</text:p>
          </table:table-cell>
          <table:table-cell table:style-name="ce5" table:formula="of:=[$Sheet1.$E$25]" office:value-type="string" office:string-value="DXT1" calcext:value-type="string">
            <text:p>DXT1</text:p>
          </table:table-cell>
          <table:table-cell table:style-name="Default" table:formula="of:=[$Sheet1.$F$25]" office:value-type="float" office:value="0" calcext:value-type="float">
            <text:p>0</text:p>
          </table:table-cell>
          <table:table-cell table:style-name="Default" table:formula="of:=[$Sheet1.$G$25]" office:value-type="string" office:string-value="what format to put into the smt" calcext:value-type="string">
            <text:p>what format to put into the smt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5" office:value-type="string" calcext:value-type="string">
            <text:p>tilespan</text:p>
          </table:table-cell>
          <table:table-cell table:style-name="ce5" office:value-type="string" calcext:value-type="string">
            <text:p>&lt;int&gt;</text:p>
          </table:table-cell>
          <table:table-cell table:style-name="ce5" table:number-columns-repeated="2"/>
          <table:table-cell table:style-name="Default"/>
          <table:table-cell office:value-type="string" calcext:value-type="string">
            <text:p>when giving pre-made tiles of imge format, to make an oblong map the span of the tiles needs to be set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ce5" table:number-columns-repeated="5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4" office:value-type="string" calcext:value-type="string">
            <text:p>tilemap</text:p>
          </table:table-cell>
          <table:table-cell table:style-name="ce9" office:value-type="string" calcext:value-type="string">
            <text:p>&lt;csv|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4" office:value-type="string" calcext:value-type="string">
            <text:p>tilmap.csv</text:p>
          </table:table-cell>
          <table:table-cell table:style-name="ce4" office:value-type="string" calcext:value-type="string">
            <text:p>image:(x*16)x(z*16)x1:UINT32 || csv</text:p>
          </table:table-cell>
          <table:table-cell office:value-type="string" calcext:value-type="string">
            <text:p>used to arrange tiles</text:p>
          </table:table-cell>
          <table:table-cell table:style-name="Default" table:number-columns-repeated="7"/>
          <table:table-cell/>
          <table:table-cell table:style-name="ce5" table:formula="of:=[$Sheet1.$A$28]" office:value-type="string" office:string-value="Input Files" calcext:value-type="string">
            <text:p>Input Files</text:p>
          </table:table-cell>
          <table:table-cell table:formula="of:=[$Sheet1.$B$28]" office:value-type="float" office:value="0" calcext:value-type="float">
            <text:p>0</text:p>
          </table:table-cell>
          <table:table-cell table:formula="of:=[$Sheet1.$C$28]" office:value-type="float" office:value="0" calcext:value-type="float">
            <text:p>0</text:p>
          </table:table-cell>
          <table:table-cell table:formula="of:=[$Sheet1.$D$28]" office:value-type="float" office:value="0" calcext:value-type="float">
            <text:p>0</text:p>
          </table:table-cell>
          <table:table-cell table:formula="of:=[$Sheet1.$E$28]" office:value-type="float" office:value="0" calcext:value-type="float">
            <text:p>0</text:p>
          </table:table-cell>
          <table:table-cell table:formula="of:=[$Sheet1.$F$28]" office:value-type="float" office:value="0" calcext:value-type="float">
            <text:p>0</text:p>
          </table:table-cell>
          <table:table-cell table:formula="of:=[$Sheet1.$G$28]" office:value-type="float" office:value="0" calcext:value-type="float">
            <text:p>0</text:p>
          </table:table-cell>
          <table:table-cell/>
          <table:table-cell table:style-name="ce5" table:formula="of:=[$Sheet1.$A$27]" office:value-type="string" office:string-value="M" calcext:value-type="string">
            <text:p>M</text:p>
          </table:table-cell>
          <table:table-cell table:formula="of:=[$Sheet1.$B$27]" office:value-type="string" office:string-value="tilemap" calcext:value-type="string">
            <text:p>tilemap</text:p>
          </table:table-cell>
          <table:table-cell table:style-name="ce9" table:formula="of:=[$Sheet1.$C$27]" office:value-type="string" office:string-value="&lt;csv|image&gt;" calcext:value-type="string">
            <text:p>&lt;csv|image&gt;</text:p>
          </table:table-cell>
          <table:table-cell table:style-name="ce10" table:formula="of:=[$Sheet1.$D$27]" office:value-type="string" office:string-value="^.+$" calcext:value-type="string">
            <text:p>^.+$</text:p>
          </table:table-cell>
          <table:table-cell table:formula="of:=[$Sheet1.$E$27]" office:value-type="string" office:string-value="tilmap.csv" calcext:value-type="string">
            <text:p>tilmap.csv</text:p>
          </table:table-cell>
          <table:table-cell table:formula="of:=[$Sheet1.$F$27]" office:value-type="string" office:string-value="image:(x*16)x(z*16)x1:UINT32 || csv" calcext:value-type="string">
            <text:p>image:(x*16)x(z*16)x1:UINT32 || csv</text:p>
          </table:table-cell>
          <table:table-cell table:style-name="ce7" table:formula="of:=[$Sheet1.$G$27]" office:value-type="string" office:string-value="used to arrange tiles" calcext:value-type="string">
            <text:p>used to arrange tiles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Input Files</text:p>
          </table:table-cell>
          <table:covered-table-cell table:number-columns-repeated="4" table:style-name="Default"/>
          <table:covered-table-cell table:style-name="ce5"/>
          <table:covered-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ini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1024x1024x4:UINT8</text:p>
          </table:table-cell>
          <table:table-cell office:value-type="string" calcext:value-type="string">
            <text:p>Image to use for minimap.</text:p>
          </table:table-cell>
          <table:table-cell table:style-name="ce3" table:formula="of:=[$Sheet1.$A$29]" office:value-type="string" office:string-value="m" calcext:value-type="string">
            <text:p>m</text:p>
          </table:table-cell>
          <table:table-cell table:style-name="ce3" table:formula="of:=[$Sheet1.$B$29]" office:value-type="string" office:string-value="mini" calcext:value-type="string">
            <text:p>mini</text:p>
          </table:table-cell>
          <table:table-cell table:style-name="ce9" table:formula="of:=[$Sheet1.$C$29]" office:value-type="string" office:string-value="&lt;image&gt;" calcext:value-type="string">
            <text:p>&lt;image&gt;</text:p>
          </table:table-cell>
          <table:table-cell table:style-name="ce10" table:formula="of:=[$Sheet1.$D$29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29]" office:value-type="string" office:string-value="image:1024x1024x4:UINT8" calcext:value-type="string">
            <text:p>image:1024x1024x4:UINT8</text:p>
          </table:table-cell>
          <table:table-cell table:style-name="ce7" table:formula="of:=[$Sheet1.$G$29]" office:value-type="string" office:string-value="Image to use for minimap." calcext:value-type="string">
            <text:p>Image to use for minimap.</text:p>
          </table:table-cell>
          <table:table-cell/>
          <table:table-cell table:style-name="ce3" table:formula="of:=[$Sheet1.$A$29]" office:value-type="string" office:string-value="m" calcext:value-type="string">
            <text:p>m</text:p>
          </table:table-cell>
          <table:table-cell table:style-name="ce3" table:formula="of:=[$Sheet1.$B$29]" office:value-type="string" office:string-value="mini" calcext:value-type="string">
            <text:p>mini</text:p>
          </table:table-cell>
          <table:table-cell table:style-name="ce9" table:formula="of:=[$Sheet1.$C$29]" office:value-type="string" office:string-value="&lt;image&gt;" calcext:value-type="string">
            <text:p>&lt;image&gt;</text:p>
          </table:table-cell>
          <table:table-cell table:style-name="ce10" table:formula="of:=[$Sheet1.$D$29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29]" office:value-type="string" office:string-value="image:1024x1024x4:UINT8" calcext:value-type="string">
            <text:p>image:1024x1024x4:UINT8</text:p>
          </table:table-cell>
          <table:table-cell table:formula="of:=[$Sheet1.$G$29]" office:value-type="string" office:string-value="Image to use for minimap." calcext:value-type="string">
            <text:p>Image to use for minimap.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iffuse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(x*512)x(z*512)x4:UINT8</text:p>
          </table:table-cell>
          <table:table-cell table:style-name="ce13" office:value-type="string" calcext:value-type="string">
            <text:p>diffuse texture image</text:p>
          </table:table-cell>
          <table:table-cell table:style-name="ce3" table:formula="of:=[$Sheet1.$A$30]" office:value-type="string" office:string-value="D" calcext:value-type="string">
            <text:p>D</text:p>
          </table:table-cell>
          <table:table-cell table:style-name="ce3" table:formula="of:=[$Sheet1.$B$30]" office:value-type="string" office:string-value="diffuse" calcext:value-type="string">
            <text:p>diffuse</text:p>
          </table:table-cell>
          <table:table-cell table:style-name="ce9" table:formula="of:=[$Sheet1.$C$30]" office:value-type="string" office:string-value="&lt;image&gt;" calcext:value-type="string">
            <text:p>&lt;image&gt;</text:p>
          </table:table-cell>
          <table:table-cell table:style-name="ce10" table:formula="of:=[$Sheet1.$D$30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0]" office:value-type="string" office:string-value="image:(x*512)x(z*512)x4:UINT8" calcext:value-type="string">
            <text:p>image:(x*512)x(z*512)x4:UINT8</text:p>
          </table:table-cell>
          <table:table-cell table:style-name="ce21" table:formula="of:=[$Sheet1.$G$30]" office:value-type="string" office:string-value="diffuse texture image" calcext:value-type="string">
            <text:p>diffuse texture image</text:p>
          </table:table-cell>
          <table:table-cell/>
          <table:table-cell table:style-name="ce3" table:formula="of:=[$Sheet1.$A$30]" office:value-type="string" office:string-value="D" calcext:value-type="string">
            <text:p>D</text:p>
          </table:table-cell>
          <table:table-cell table:style-name="ce3" table:formula="of:=[$Sheet1.$B$30]" office:value-type="string" office:string-value="diffuse" calcext:value-type="string">
            <text:p>diffuse</text:p>
          </table:table-cell>
          <table:table-cell table:style-name="ce9" table:formula="of:=[$Sheet1.$C$30]" office:value-type="string" office:string-value="&lt;image&gt;" calcext:value-type="string">
            <text:p>&lt;image&gt;</text:p>
          </table:table-cell>
          <table:table-cell table:style-name="ce10" table:formula="of:=[$Sheet1.$D$30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0]" office:value-type="string" office:string-value="image:(x*512)x(z*512)x4:UINT8" calcext:value-type="string">
            <text:p>image:(x*512)x(z*512)x4:UINT8</text:p>
          </table:table-cell>
          <table:table-cell table:style-name="ce21" table:formula="of:=[$Sheet1.$G$30]" office:value-type="string" office:string-value="diffuse texture image" calcext:value-type="string">
            <text:p>diffuse texture image</text:p>
          </table:table-cell>
          <table:table-cell/>
          <table:table-cell table:style-name="ce5" table:number-columns-repeated="3"/>
          <table:table-cell/>
          <table:table-cell table:style-name="ce5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eight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(x*64+1)x(z*64+1)x1:UINT16</text:p>
          </table:table-cell>
          <table:table-cell table:style-name="ce13" office:value-type="string" calcext:value-type="string">
            <text:p>height image</text:p>
          </table:table-cell>
          <table:table-cell table:style-name="ce3" table:formula="of:=[$Sheet1.$A$31]" office:value-type="string" office:string-value="H" calcext:value-type="string">
            <text:p>H</text:p>
          </table:table-cell>
          <table:table-cell table:style-name="ce3" table:formula="of:=[$Sheet1.$B$31]" office:value-type="string" office:string-value="height" calcext:value-type="string">
            <text:p>height</text:p>
          </table:table-cell>
          <table:table-cell table:style-name="ce9" table:formula="of:=[$Sheet1.$C$31]" office:value-type="string" office:string-value="&lt;image&gt;" calcext:value-type="string">
            <text:p>&lt;image&gt;</text:p>
          </table:table-cell>
          <table:table-cell table:style-name="ce10" table:formula="of:=[$Sheet1.$D$31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1]" office:value-type="string" office:string-value="image:(x*64+1)x(z*64+1)x1:UINT16" calcext:value-type="string">
            <text:p>image:(x*64+1)x(z*64+1)x1:UINT16</text:p>
          </table:table-cell>
          <table:table-cell table:style-name="ce21" table:formula="of:=[$Sheet1.$G$31]" office:value-type="string" office:string-value="height image" calcext:value-type="string">
            <text:p>height image</text:p>
          </table:table-cell>
          <table:table-cell/>
          <table:table-cell table:style-name="ce3" table:formula="of:=[$Sheet1.$A$31]" office:value-type="string" office:string-value="H" calcext:value-type="string">
            <text:p>H</text:p>
          </table:table-cell>
          <table:table-cell table:style-name="ce3" table:formula="of:=[$Sheet1.$B$31]" office:value-type="string" office:string-value="height" calcext:value-type="string">
            <text:p>height</text:p>
          </table:table-cell>
          <table:table-cell table:style-name="ce9" table:formula="of:=[$Sheet1.$C$31]" office:value-type="string" office:string-value="&lt;image&gt;" calcext:value-type="string">
            <text:p>&lt;image&gt;</text:p>
          </table:table-cell>
          <table:table-cell table:style-name="ce10" table:formula="of:=[$Sheet1.$D$31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1]" office:value-type="string" office:string-value="image:(x*64+1)x(z*64+1)x1:UINT16" calcext:value-type="string">
            <text:p>image:(x*64+1)x(z*64+1)x1:UINT16</text:p>
          </table:table-cell>
          <table:table-cell table:style-name="ce21" table:formula="of:=[$Sheet1.$G$31]" office:value-type="string" office:string-value="height image" calcext:value-type="string">
            <text:p>height image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source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4" office:value-type="string" calcext:value-type="string">
            <text:p>image:(x*32)x(z*32)x1:UINT8</text:p>
          </table:table-cell>
          <table:table-cell table:style-name="ce13" office:value-type="string" calcext:value-type="string">
            <text:p>resource(metal) distribution image</text:p>
          </table:table-cell>
          <table:table-cell table:style-name="ce3" table:formula="of:=[$Sheet1.$A$32]" office:value-type="string" office:string-value="R" calcext:value-type="string">
            <text:p>R</text:p>
          </table:table-cell>
          <table:table-cell table:style-name="ce3" table:formula="of:=[$Sheet1.$B$32]" office:value-type="string" office:string-value="resource" calcext:value-type="string">
            <text:p>resource</text:p>
          </table:table-cell>
          <table:table-cell table:style-name="ce9" table:formula="of:=[$Sheet1.$C$32]" office:value-type="string" office:string-value="&lt;image&gt;" calcext:value-type="string">
            <text:p>&lt;image&gt;</text:p>
          </table:table-cell>
          <table:table-cell table:style-name="ce10" table:formula="of:=[$Sheet1.$D$32]" office:value-type="string" office:string-value="^.+$" calcext:value-type="string">
            <text:p>^.+$</text:p>
          </table:table-cell>
          <table:table-cell table:style-name="ce9"/>
          <table:table-cell table:formula="of:=[$Sheet1.$F$32]" office:value-type="string" office:string-value="image:(x*32)x(z*32)x1:UINT8" calcext:value-type="string">
            <text:p>image:(x*32)x(z*32)x1:UINT8</text:p>
          </table:table-cell>
          <table:table-cell table:style-name="ce21" table:formula="of:=[$Sheet1.$G$32]" office:value-type="string" office:string-value="resource(metal) distribution image" calcext:value-type="string">
            <text:p>resource(metal) distribution image</text:p>
          </table:table-cell>
          <table:table-cell/>
          <table:table-cell table:style-name="ce3" table:formula="of:=[$Sheet1.$A$32]" office:value-type="string" office:string-value="R" calcext:value-type="string">
            <text:p>R</text:p>
          </table:table-cell>
          <table:table-cell table:style-name="ce3" table:formula="of:=[$Sheet1.$B$32]" office:value-type="string" office:string-value="resource" calcext:value-type="string">
            <text:p>resource</text:p>
          </table:table-cell>
          <table:table-cell table:style-name="ce9" table:formula="of:=[$Sheet1.$C$32]" office:value-type="string" office:string-value="&lt;image&gt;" calcext:value-type="string">
            <text:p>&lt;image&gt;</text:p>
          </table:table-cell>
          <table:table-cell table:style-name="ce10" table:formula="of:=[$Sheet1.$D$32]" office:value-type="string" office:string-value="^.+$" calcext:value-type="string">
            <text:p>^.+$</text:p>
          </table:table-cell>
          <table:table-cell table:style-name="ce9"/>
          <table:table-cell table:formula="of:=[$Sheet1.$F$32]" office:value-type="string" office:string-value="image:(x*32)x(z*32)x1:UINT8" calcext:value-type="string">
            <text:p>image:(x*32)x(z*32)x1:UINT8</text:p>
          </table:table-cell>
          <table:table-cell table:style-name="ce21" table:formula="of:=[$Sheet1.$G$32]" office:value-type="string" office:string-value="resource(metal) distribution image" calcext:value-type="string">
            <text:p>resource(metal) distribution image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ype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4" office:value-type="string" calcext:value-type="string">
            <text:p>image:(x*32)x(z*32)x1:UINT8</text:p>
          </table:table-cell>
          <table:table-cell table:style-name="ce13" office:value-type="string" calcext:value-type="string">
            <text:p>type map image</text:p>
          </table:table-cell>
          <table:table-cell table:style-name="ce3" table:formula="of:=[$Sheet1.$A$33]" office:value-type="string" office:string-value="T" calcext:value-type="string">
            <text:p>T</text:p>
          </table:table-cell>
          <table:table-cell table:style-name="ce3" table:formula="of:=[$Sheet1.$B$33]" office:value-type="string" office:string-value="type" calcext:value-type="string">
            <text:p>type</text:p>
          </table:table-cell>
          <table:table-cell table:style-name="ce9" table:formula="of:=[$Sheet1.$C$33]" office:value-type="string" office:string-value="&lt;image&gt;" calcext:value-type="string">
            <text:p>&lt;image&gt;</text:p>
          </table:table-cell>
          <table:table-cell table:style-name="ce10" table:formula="of:=[$Sheet1.$D$33]" office:value-type="string" office:string-value="^.+$" calcext:value-type="string">
            <text:p>^.+$</text:p>
          </table:table-cell>
          <table:table-cell table:style-name="ce9"/>
          <table:table-cell table:formula="of:=[$Sheet1.$F$33]" office:value-type="string" office:string-value="image:(x*32)x(z*32)x1:UINT8" calcext:value-type="string">
            <text:p>image:(x*32)x(z*32)x1:UINT8</text:p>
          </table:table-cell>
          <table:table-cell table:style-name="ce21" table:formula="of:=[$Sheet1.$G$33]" office:value-type="string" office:string-value="type map image" calcext:value-type="string">
            <text:p>type map image</text:p>
          </table:table-cell>
          <table:table-cell/>
          <table:table-cell table:style-name="ce3" table:formula="of:=[$Sheet1.$A$33]" office:value-type="string" office:string-value="T" calcext:value-type="string">
            <text:p>T</text:p>
          </table:table-cell>
          <table:table-cell table:style-name="ce3" table:formula="of:=[$Sheet1.$B$33]" office:value-type="string" office:string-value="type" calcext:value-type="string">
            <text:p>type</text:p>
          </table:table-cell>
          <table:table-cell table:style-name="ce9" table:formula="of:=[$Sheet1.$C$33]" office:value-type="string" office:string-value="&lt;image&gt;" calcext:value-type="string">
            <text:p>&lt;image&gt;</text:p>
          </table:table-cell>
          <table:table-cell table:style-name="ce10" table:formula="of:=[$Sheet1.$D$33]" office:value-type="string" office:string-value="^.+$" calcext:value-type="string">
            <text:p>^.+$</text:p>
          </table:table-cell>
          <table:table-cell table:style-name="ce9"/>
          <table:table-cell table:formula="of:=[$Sheet1.$F$33]" office:value-type="string" office:string-value="image:(x*32)x(z*32)x1:UINT8" calcext:value-type="string">
            <text:p>image:(x*32)x(z*32)x1:UINT8</text:p>
          </table:table-cell>
          <table:table-cell table:style-name="ce21" table:formula="of:=[$Sheet1.$G$33]" office:value-type="string" office:string-value="type map image" calcext:value-type="string">
            <text:p>type map image</text:p>
          </table:table-cell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rass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(x*16)x(z*16)x1:UINT8</text:p>
          </table:table-cell>
          <table:table-cell table:style-name="ce13" office:value-type="string" calcext:value-type="string">
            <text:p>grass distribution image</text:p>
          </table:table-cell>
          <table:table-cell table:style-name="ce3" table:formula="of:=[$Sheet1.$A$34]" office:value-type="string" office:string-value="G" calcext:value-type="string">
            <text:p>G</text:p>
          </table:table-cell>
          <table:table-cell table:style-name="ce3" table:formula="of:=[$Sheet1.$B$34]" office:value-type="string" office:string-value="grass" calcext:value-type="string">
            <text:p>grass</text:p>
          </table:table-cell>
          <table:table-cell table:style-name="ce9" table:formula="of:=[$Sheet1.$C$34]" office:value-type="string" office:string-value="&lt;image&gt;" calcext:value-type="string">
            <text:p>&lt;image&gt;</text:p>
          </table:table-cell>
          <table:table-cell table:style-name="ce10" table:formula="of:=[$Sheet1.$D$34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4]" office:value-type="string" office:string-value="image:(x*16)x(z*16)x1:UINT8" calcext:value-type="string">
            <text:p>image:(x*16)x(z*16)x1:UINT8</text:p>
          </table:table-cell>
          <table:table-cell table:style-name="ce21" table:formula="of:=[$Sheet1.$G$34]" office:value-type="string" office:string-value="grass distribution image" calcext:value-type="string">
            <text:p>grass distribution image</text:p>
          </table:table-cell>
          <table:table-cell/>
          <table:table-cell table:style-name="ce3" table:formula="of:=[$Sheet1.$A$34]" office:value-type="string" office:string-value="G" calcext:value-type="string">
            <text:p>G</text:p>
          </table:table-cell>
          <table:table-cell table:style-name="ce3" table:formula="of:=[$Sheet1.$B$34]" office:value-type="string" office:string-value="grass" calcext:value-type="string">
            <text:p>grass</text:p>
          </table:table-cell>
          <table:table-cell table:style-name="ce9" table:formula="of:=[$Sheet1.$C$34]" office:value-type="string" office:string-value="&lt;image&gt;" calcext:value-type="string">
            <text:p>&lt;image&gt;</text:p>
          </table:table-cell>
          <table:table-cell table:style-name="ce10" table:formula="of:=[$Sheet1.$D$34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4]" office:value-type="string" office:string-value="image:(x*16)x(z*16)x1:UINT8" calcext:value-type="string">
            <text:p>image:(x*16)x(z*16)x1:UINT8</text:p>
          </table:table-cell>
          <table:table-cell table:style-name="ce21" table:formula="of:=[$Sheet1.$G$34]" office:value-type="string" office:string-value="grass distribution image" calcext:value-type="string">
            <text:p>grass distribution image</text:p>
          </table:table-cell>
          <table:table-cell/>
          <table:table-cell table:style-name="ce5"/>
          <table:table-cell table:style-name="Default" table:number-columns-repeated="6"/>
          <table:table-cell table:number-columns-repeated="994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eatures</text:p>
          </table:table-cell>
          <table:table-cell table:style-name="ce9" office:value-type="string" calcext:value-type="string">
            <text:p>&lt;csv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4" office:value-type="string" calcext:value-type="string">
            <text:p>csv:NAME,X,Y,Z,R,S\n</text:p>
          </table:table-cell>
          <table:table-cell table:style-name="ce13" office:value-type="string" calcext:value-type="string">
            <text:p>features file</text:p>
          </table:table-cell>
          <table:table-cell table:style-name="ce3" table:formula="of:=[$Sheet1.$A$35]" office:value-type="string" office:string-value="F" calcext:value-type="string">
            <text:p>F</text:p>
          </table:table-cell>
          <table:table-cell table:style-name="ce3" table:formula="of:=[$Sheet1.$B$35]" office:value-type="string" office:string-value="features" calcext:value-type="string">
            <text:p>features</text:p>
          </table:table-cell>
          <table:table-cell table:style-name="ce9" table:formula="of:=[$Sheet1.$C$35]" office:value-type="string" office:string-value="&lt;csv&gt;" calcext:value-type="string">
            <text:p>&lt;csv&gt;</text:p>
          </table:table-cell>
          <table:table-cell table:style-name="ce10" table:formula="of:=[$Sheet1.$D$35]" office:value-type="string" office:string-value="^.+$" calcext:value-type="string">
            <text:p>^.+$</text:p>
          </table:table-cell>
          <table:table-cell table:style-name="ce9"/>
          <table:table-cell table:formula="of:=[$Sheet1.$F$35]" office:value-type="string" office:string-value="csv:NAME,X,Y,Z,R,S\n" calcext:value-type="string">
            <text:p>csv:NAME,X,Y,Z,R,S\n</text:p>
          </table:table-cell>
          <table:table-cell table:style-name="ce21" table:formula="of:=[$Sheet1.$G$35]" office:value-type="string" office:string-value="features file" calcext:value-type="string">
            <text:p>features file</text:p>
          </table:table-cell>
          <table:table-cell/>
          <table:table-cell table:style-name="ce3" table:formula="of:=[$Sheet1.$A$35]" office:value-type="string" office:string-value="F" calcext:value-type="string">
            <text:p>F</text:p>
          </table:table-cell>
          <table:table-cell table:style-name="ce3" table:formula="of:=[$Sheet1.$B$35]" office:value-type="string" office:string-value="features" calcext:value-type="string">
            <text:p>features</text:p>
          </table:table-cell>
          <table:table-cell table:style-name="ce9" table:formula="of:=[$Sheet1.$C$35]" office:value-type="string" office:string-value="&lt;csv&gt;" calcext:value-type="string">
            <text:p>&lt;csv&gt;</text:p>
          </table:table-cell>
          <table:table-cell table:style-name="ce10" table:formula="of:=[$Sheet1.$D$35]" office:value-type="string" office:string-value="^.+$" calcext:value-type="string">
            <text:p>^.+$</text:p>
          </table:table-cell>
          <table:table-cell table:style-name="ce9"/>
          <table:table-cell table:formula="of:=[$Sheet1.$F$35]" office:value-type="string" office:string-value="csv:NAME,X,Y,Z,R,S\n" calcext:value-type="string">
            <text:p>csv:NAME,X,Y,Z,R,S\n</text:p>
          </table:table-cell>
          <table:table-cell table:style-name="ce21" table:formula="of:=[$Sheet1.$G$35]" office:value-type="string" office:string-value="features file" calcext:value-type="string">
            <text:p>features file</text:p>
          </table:table-cell>
          <table:table-cell/>
          <table:table-cell table:style-name="ce5" table:number-columns-repeated="5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Function Options</text:p>
          </table:table-cell>
          <table:covered-table-cell table:number-columns-repeated="4" table:style-name="Default"/>
          <table:covered-table-cell table:style-name="ce5"/>
          <table:covered-table-cell/>
          <table:table-cell table:style-name="ce5"/>
          <table:table-cell table:style-name="Default"/>
          <table:table-cell table:style-name="ce17" table:number-columns-repeated="2"/>
          <table:table-cell table:number-columns-repeated="4"/>
          <table:table-cell table:style-name="Default" table:number-columns-repeated="7"/>
          <table:table-cell/>
          <table:table-cell table:style-name="ce5"/>
          <table:table-cell table:style-name="Default" table:number-columns-repeated="2"/>
          <table:table-cell table:style-name="ce5" table:number-columns-repeated="2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waterlevel</text:p>
          </table:table-cell>
          <table:table-cell table:style-name="ce9" office:value-type="string" calcext:value-type="string">
            <text:p><text:s/>&lt;string&gt;</text:p>
          </table:table-cell>
          <table:table-cell table:style-name="ce9" table:number-columns-repeated="3"/>
          <table:table-cell table:style-name="ce13" office:value-type="string" calcext:value-type="string">
            <text:p>map water level (z for ground zero)</text:p>
          </table:table-cell>
          <table:table-cell table:style-name="ce3" table:formula="of:=[$Sheet1.$A$37]" office:value-type="string" office:string-value="w" calcext:value-type="string">
            <text:p>w</text:p>
          </table:table-cell>
          <table:table-cell table:style-name="ce3" table:formula="of:=[$Sheet1.$B$37]" office:value-type="string" office:string-value="waterlevel" calcext:value-type="string">
            <text:p>waterlevel</text:p>
          </table:table-cell>
          <table:table-cell table:style-name="ce9" table:formula="of:=[$Sheet1.$C$37]" office:value-type="string" office:string-value=" &lt;string&gt;" calcext:value-type="string">
            <text:p><text:s/>&lt;string&gt;</text:p>
          </table:table-cell>
          <table:table-cell table:style-name="ce9" table:formula="of:=[$Sheet1.$D$37]" office:value-type="float" office:value="0" calcext:value-type="float">
            <text:p>0</text:p>
          </table:table-cell>
          <table:table-cell table:style-name="ce9" table:formula="of:=[$Sheet1.$E$37]" office:value-type="float" office:value="0" calcext:value-type="float">
            <text:p>0</text:p>
          </table:table-cell>
          <table:table-cell table:style-name="ce9" table:formula="of:=[$Sheet1.$F$37]" office:value-type="float" office:value="0" calcext:value-type="float">
            <text:p>0</text:p>
          </table:table-cell>
          <table:table-cell table:style-name="ce21" table:formula="of:=[$Sheet1.$G$37]" office:value-type="string" office:string-value="map water level (z for ground zero)" calcext:value-type="string">
            <text:p>map water level (z for ground zero)</text:p>
          </table:table-cell>
          <table:table-cell/>
          <table:table-cell table:style-name="Default" table:number-columns-repeated="7"/>
          <table:table-cell table:number-columns-repeated="1002"/>
        </table:table-row>
        <table:table-row table:style-name="ro4">
          <table:table-cell office:value-type="string" calcext:value-type="string">
            <text:p>e</text:p>
          </table:table-cell>
          <table:table-cell table:style-name="ce4" office:value-type="string" calcext:value-type="string">
            <text:p>filter</text:p>
          </table:table-cell>
          <table:table-cell table:style-name="ce5" office:value-type="string" calcext:value-type="string">
            <text:p>&lt;string&gt;</text:p>
          </table:table-cell>
          <table:table-cell table:style-name="ce4" office:value-type="string" calcext:value-type="string">
            <text:p>^(([0-9]+|[0-9]+-[0-9]),?)+$</text:p>
          </table:table-cell>
          <table:table-cell table:style-name="ce5" table:number-columns-repeated="2"/>
          <table:table-cell office:value-type="string" calcext:value-type="string">
            <text:p>Filter input tile sources to only these values, filter syntax is in the form 1,2,3,n and 1-5,n-n and can be mixed, 1-300,350,400-900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/>
          <table:table-cell table:formula="of:=[$Sheet1.$A$38]" office:value-type="string" office:string-value="e" calcext:value-type="string">
            <text:p>e</text:p>
          </table:table-cell>
          <table:table-cell table:formula="of:=[$Sheet1.$B$38]" office:value-type="string" office:string-value="filter" calcext:value-type="string">
            <text:p>filter</text:p>
          </table:table-cell>
          <table:table-cell table:style-name="ce5" table:formula="of:=[$Sheet1.$C$38]" office:value-type="string" office:string-value="&lt;string&gt;" calcext:value-type="string">
            <text:p>&lt;string&gt;</text:p>
          </table:table-cell>
          <table:table-cell table:style-name="ce5" table:formula="of:=[$Sheet1.$D$38]" office:value-type="string" office:string-value="^(([0-9]+|[0-9]+-[0-9]),?)+$" calcext:value-type="string">
            <text:p>^(([0-9]+|[0-9]+-[0-9]),?)+$</text:p>
          </table:table-cell>
          <table:table-cell table:style-name="ce5" table:number-columns-repeated="2"/>
          <table:table-cell table:formula="of:=[$Sheet1.$G$38]" office:value-type="string" office:string-value="Filter input tile sources to only these values, filter syntax is in the form 1,2,3,n and 1-5,n-n and can be mixed, 1-300,350,400-900" calcext:value-type="string">
            <text:p>Filter input tile sources to only these values, filter syntax is in the form 1,2,3,n and 1-5,n-n and can be mixed, 1-300,350,400-90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</text:p>
          </table:table-cell>
          <table:table-cell table:style-name="ce4" office:value-type="string" calcext:value-type="string">
            <text:p>overlap</text:p>
          </table:table-cell>
          <table:table-cell table:style-name="ce4" office:value-type="string" calcext:value-type="string">
            <text:p>&lt;int&gt;</text:p>
          </table:table-cell>
          <table:table-cell table:style-name="ce4" table:formula="of:=[Sheet2.$B$2]" office:value-type="string" office:string-value="^[0-9]+$" calcext:value-type="string">
            <text:p>^[0-9]+$</text:p>
          </table:table-cell>
          <table:table-cell table:style-name="ce5" table:number-columns-repeated="2"/>
          <table:table-cell office:value-type="string" calcext:value-type="string">
            <text:p>consider that pixel values overlap by this amount.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/>
          <table:table-cell table:formula="of:=[$Sheet1.$A$39]" office:value-type="string" office:string-value="k" calcext:value-type="string">
            <text:p>k</text:p>
          </table:table-cell>
          <table:table-cell table:formula="of:=[$Sheet1.$B$39]" office:value-type="string" office:string-value="overlap" calcext:value-type="string">
            <text:p>overlap</text:p>
          </table:table-cell>
          <table:table-cell table:formula="of:=[$Sheet1.$C$39]" office:value-type="string" office:string-value="&lt;int&gt;" calcext:value-type="string">
            <text:p>&lt;int&gt;</text:p>
          </table:table-cell>
          <table:table-cell table:formula="of:=[$Sheet1.$D$39]" office:value-type="string" office:string-value="^[0-9]+$" calcext:value-type="string">
            <text:p>^[0-9]+$</text:p>
          </table:table-cell>
          <table:table-cell table:style-name="ce5" table:number-columns-repeated="2"/>
          <table:table-cell table:formula="of:=[$Sheet1.$G$39]" office:value-type="string" office:string-value="consider that pixel values overlap by this amount." calcext:value-type="string">
            <text:p>consider that pixel values overlap by this amount.</text:p>
          </table:table-cell>
          <table:table-cell table:number-columns-repeated="994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order</text:p>
          </table:table-cell>
          <table:table-cell table:style-name="ce5" office:value-type="string" calcext:value-type="string">
            <text:p>&lt;int&gt;</text:p>
          </table:table-cell>
          <table:table-cell table:style-name="ce4" table:formula="of:=[Sheet2.$B$2]" office:value-type="string" office:string-value="^[0-9]+$" calcext:value-type="string">
            <text:p>^[0-9]+$</text:p>
          </table:table-cell>
          <table:table-cell table:style-name="ce5"/>
          <table:table-cell table:style-name="Default"/>
          <table:table-cell office:value-type="string" calcext:value-type="string">
            <text:p>consider that each tile has a border of this width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/>
          <table:table-cell table:style-name="ce5" table:formula="of:=[$Sheet1.$A$40]" office:value-type="string" office:string-value="b" calcext:value-type="string">
            <text:p>b</text:p>
          </table:table-cell>
          <table:table-cell table:style-name="ce5" table:formula="of:=[$Sheet1.$B$40]" office:value-type="string" office:string-value="border" calcext:value-type="string">
            <text:p>border</text:p>
          </table:table-cell>
          <table:table-cell table:style-name="ce5" table:formula="of:=[$Sheet1.$C$40]" office:value-type="string" office:string-value="&lt;int&gt;" calcext:value-type="string">
            <text:p>&lt;int&gt;</text:p>
          </table:table-cell>
          <table:table-cell table:formula="of:=[$Sheet1.$D$40]" office:value-type="string" office:string-value="^[0-9]+$" calcext:value-type="string">
            <text:p>^[0-9]+$</text:p>
          </table:table-cell>
          <table:table-cell table:style-name="ce5" table:formula="of:=[$Sheet1.$E$40]" office:value-type="float" office:value="0" calcext:value-type="float">
            <text:p>0</text:p>
          </table:table-cell>
          <table:table-cell table:style-name="Default" table:formula="of:=[$Sheet1.$F$40]" office:value-type="float" office:value="0" calcext:value-type="float">
            <text:p>0</text:p>
          </table:table-cell>
          <table:table-cell table:style-name="Default" table:formula="of:=[$Sheet1.$G$40]" office:value-type="string" office:string-value="consider that each tile has a border of this width" calcext:value-type="string">
            <text:p>consider that each tile has a border of this width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smt</text:p>
          </table:table-cell>
          <table:table-cell table:style-name="ce4"/>
          <table:table-cell table:style-name="ce4" table:formula="of:=[Sheet2.$B$5]" office:value-type="string" office:string-value="^.+$" calcext:value-type="string">
            <text:p>^.+$</text:p>
          </table:table-cell>
          <table:table-cell table:style-name="ce5" table:number-columns-repeated="2"/>
          <table:table-cell office:value-type="string" calcext:value-type="string">
            <text:p>Save tiles to smt file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/>
          <table:table-cell table:formula="of:=[$Sheet1.$A$41]" office:value-type="string" office:string-value=" " calcext:value-type="string">
            <text:p><text:s/></text:p>
          </table:table-cell>
          <table:table-cell table:formula="of:=[$Sheet1.$B$41]" office:value-type="string" office:string-value="smt" calcext:value-type="string">
            <text:p>smt</text:p>
          </table:table-cell>
          <table:table-cell/>
          <table:table-cell table:formula="of:=[$Sheet1.$D$41]" office:value-type="string" office:string-value="^.+$" calcext:value-type="string">
            <text:p>^.+$</text:p>
          </table:table-cell>
          <table:table-cell table:style-name="ce5" table:number-columns-repeated="2"/>
          <table:table-cell table:formula="of:=[$Sheet1.$G$41]" office:value-type="string" office:string-value="Save tiles to smt file" calcext:value-type="string">
            <text:p>Save tiles to smt fil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img</text:p>
          </table:table-cell>
          <table:table-cell table:style-name="ce4"/>
          <table:table-cell table:style-name="ce4" table:formula="of:=[Sheet2.$B$5]" office:value-type="string" office:string-value="^.+$" calcext:value-type="string">
            <text:p>^.+$</text:p>
          </table:table-cell>
          <table:table-cell table:style-name="ce5" table:number-columns-repeated="2"/>
          <table:table-cell office:value-type="string" calcext:value-type="string">
            <text:p>Save tiles as images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/>
          <table:table-cell table:formula="of:=[$Sheet1.$A$42]" office:value-type="string" office:string-value=" " calcext:value-type="string">
            <text:p><text:s/></text:p>
          </table:table-cell>
          <table:table-cell table:formula="of:=[$Sheet1.$B$42]" office:value-type="string" office:string-value="img" calcext:value-type="string">
            <text:p>img</text:p>
          </table:table-cell>
          <table:table-cell/>
          <table:table-cell table:formula="of:=[$Sheet1.$D$42]" office:value-type="string" office:string-value="^.+$" calcext:value-type="string">
            <text:p>^.+$</text:p>
          </table:table-cell>
          <table:table-cell table:style-name="ce5" table:number-columns-repeated="2"/>
          <table:table-cell table:formula="of:=[$Sheet1.$G$42]" office:value-type="string" office:string-value="Save tiles as images" calcext:value-type="string">
            <text:p>Save tiles as image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d</text:p>
          </table:table-cell>
          <table:table-cell table:style-name="ce4" office:value-type="string" calcext:value-type="string">
            <text:p>dupli</text:p>
          </table:table-cell>
          <table:table-cell table:style-name="ce5" office:value-type="string" calcext:value-type="string">
            <text:p>&lt;string&gt;</text:p>
          </table:table-cell>
          <table:table-cell table:style-name="ce4" office:value-type="string" calcext:value-type="string">
            <text:p>^\b(None,Exact,Perceptual)\b$</text:p>
          </table:table-cell>
          <table:table-cell table:style-name="ce5" office:value-type="string" calcext:value-type="string">
            <text:p>Exact</text:p>
          </table:table-cell>
          <table:table-cell table:style-name="ce5"/>
          <table:table-cell office:value-type="string" calcext:value-type="string">
            <text:p>default=Exact, whether to detect and omit duplcates.</text:p>
          </table:table-cell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/>
          <table:table-cell table:formula="of:=[$Sheet1.$A$43]" office:value-type="string" office:string-value="d" calcext:value-type="string">
            <text:p>d</text:p>
          </table:table-cell>
          <table:table-cell table:formula="of:=[$Sheet1.$B$43]" office:value-type="string" office:string-value="dupli" calcext:value-type="string">
            <text:p>dupli</text:p>
          </table:table-cell>
          <table:table-cell table:style-name="ce5" table:formula="of:=[$Sheet1.$C$43]" office:value-type="string" office:string-value="&lt;string&gt;" calcext:value-type="string">
            <text:p>&lt;string&gt;</text:p>
          </table:table-cell>
          <table:table-cell table:formula="of:=[$Sheet1.$D$43]" office:value-type="string" office:string-value="^\b(None,Exact,Perceptual)\b$" calcext:value-type="string">
            <text:p>^\b(None,Exact,Perceptual)\b$</text:p>
          </table:table-cell>
          <table:table-cell table:style-name="ce5" table:formula="of:=[$Sheet1.$E$43]" office:value-type="string" office:string-value="Exact" calcext:value-type="string">
            <text:p>Exact</text:p>
          </table:table-cell>
          <table:table-cell table:style-name="ce5"/>
          <table:table-cell table:formula="of:=[$Sheet1.$G$43]" office:value-type="string" office:string-value="default=Exact, whether to detect and omit duplcates." calcext:value-type="string">
            <text:p>default=Exact, whether to detect and omit duplcates.</text:p>
          </table:table-cell>
          <table:table-cell table:number-columns-repeated="994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 table:number-columns-repeated="2"/>
          <table:table-cell/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995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 table:number-columns-repeated="2"/>
          <table:table-cell/>
          <table:table-cell table:style-name="ce3" table:number-columns-repeated="2"/>
          <table:table-cell table:style-name="ce9" table:number-columns-repeated="4"/>
          <table:table-cell table:style-name="ce21"/>
          <table:table-cell/>
          <table:table-cell table:style-name="Default" table:number-columns-repeated="7"/>
          <table:table-cell/>
          <table:table-cell table:style-name="ce5"/>
          <table:table-cell table:style-name="Default" table:number-columns-repeated="2"/>
          <table:table-cell/>
          <table:table-cell table:style-name="ce5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7" table:number-rows-spanned="1">
            <text:p>Testing Options</text:p>
          </table:table-cell>
          <table:covered-table-cell table:number-columns-repeated="4" table:style-name="Default"/>
          <table:covered-table-cell table:style-name="ce5"/>
          <table:covered-table-cell/>
          <table:table-cell table:number-columns-repeated="8"/>
          <table:table-cell table:style-name="Default" table:number-columns-repeated="7"/>
          <table:table-cell table:number-columns-repeated="1002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ameo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<text:s/></text:p>
          </table:table-cell>
          <table:table-cell table:style-name="ce13" office:value-type="string" calcext:value-type="string">
            <text:p>test game afterwards, assumes -I</text:p>
          </table:table-cell>
          <table:table-cell table:style-name="ce3" table:formula="of:=[$Sheet1.$A$47]" office:value-type="string" office:string-value="g" calcext:value-type="string">
            <text:p>g</text:p>
          </table:table-cell>
          <table:table-cell table:style-name="ce3" table:formula="of:=[$Sheet1.$B$47]" office:value-type="string" office:string-value="gameon" calcext:value-type="string">
            <text:p>gameon</text:p>
          </table:table-cell>
          <table:table-cell table:style-name="ce9" table:formula="of:=[$Sheet1.$C$47]" office:value-type="float" office:value="0" calcext:value-type="float">
            <text:p>0</text:p>
          </table:table-cell>
          <table:table-cell table:style-name="ce9" table:formula="of:=[$Sheet1.$D$47]" office:value-type="float" office:value="0" calcext:value-type="float">
            <text:p>0</text:p>
          </table:table-cell>
          <table:table-cell table:style-name="ce9" table:formula="of:=[$Sheet1.$E$47]" office:value-type="string" office:string-value="n" calcext:value-type="string">
            <text:p>n</text:p>
          </table:table-cell>
          <table:table-cell table:style-name="ce9" table:formula="of:=[$Sheet1.$F$47]" office:value-type="string" office:string-value=" " calcext:value-type="string">
            <text:p><text:s/></text:p>
          </table:table-cell>
          <table:table-cell table:style-name="ce21" table:formula="of:=[$Sheet1.$G$47]" office:value-type="string" office:string-value="test game afterwards, assumes -I" calcext:value-type="string">
            <text:p>test game afterwards, assumes -I</text:p>
          </table:table-cell>
          <table:table-cell/>
          <table:table-cell table:style-name="Default"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 table:number-columns-spanned="7" table:number-rows-spanned="1">
            <text:p>Non Options, ie trailing files</text:p>
          </table:table-cell>
          <table:covered-table-cell/>
          <table:covered-table-cell table:style-name="Default"/>
          <table:covered-table-cell table:number-columns-repeated="4"/>
          <table:table-cell table:number-columns-repeated="8"/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9"/>
          <table:table-cell table:style-name="Default" table:number-columns-repeated="4"/>
          <table:table-cell table:number-columns-repeated="3"/>
          <table:table-cell table:style-name="Default"/>
          <table:table-cell office:value-type="string" calcext:value-type="string">
            <text:p>&lt;path&gt;</text:p>
          </table:table-cell>
          <table:table-cell table:style-name="ce10" table:formula="of:=[$Sheet1.$D$35]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smt</text:p>
          </table:table-cell>
          <table:table-cell table:style-name="Default" office:value-type="string" calcext:value-type="string">
            <text:p>the smt files that are needed to build the map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&lt;image&gt; || &lt;smt&gt;</text:p>
          </table:table-cell>
          <table:table-cell table:style-name="ce10" table:formula="of:=[$Sheet1.$D$35]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smt || imag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7" table:number-rows-spanned="1">
            <text:p>Not yet integrated</text:p>
          </table:table-cell>
          <table:covered-table-cell table:number-columns-repeated="6"/>
          <table:table-cell table:number-columns-repeated="8"/>
          <table:table-cell table:style-name="Default" table:number-columns-repeated="4"/>
          <table:table-cell table:style-name="ce5" table:number-columns-repeated="2"/>
          <table:table-cell table:style-name="Default"/>
          <table:table-cell table:number-columns-repeated="1002"/>
        </table:table-row>
        <table:table-row table:style-name="ro5">
          <table:table-cell table:number-columns-repeated="6"/>
          <table:table-cell office:value-type="string" calcext:value-type="string">
            <text:p>when giving pre-made tiles of imge format, to make an oblong map the span of the tiles needs to be set</text:p>
          </table:table-cell>
          <table:table-cell table:number-columns-repeated="8"/>
          <table:table-cell table:style-name="Default" table:number-columns-repeated="7"/>
          <table:table-cell table:number-columns-repeated="1002"/>
        </table:table-row>
        <table:table-row table:style-name="ro2" table:number-rows-repeated="6">
          <table:table-cell table:number-columns-repeated="15"/>
          <table:table-cell table:style-name="Default" table:number-columns-repeated="7"/>
          <table:table-cell table:number-columns-repeated="100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Regex Patterns</text:p>
          </table:table-cell>
          <table:covered-table-cell/>
        </table:table-row>
        <table:table-row table:style-name="ro2">
          <table:table-cell office:value-type="string" calcext:value-type="string">
            <text:p>REGEX_INT</text:p>
          </table:table-cell>
          <table:table-cell table:style-name="ce29" office:value-type="string" calcext:value-type="string">
            <text:p>^[0-9]+$</text:p>
          </table:table-cell>
        </table:table-row>
        <table:table-row table:style-name="ro2">
          <table:table-cell table:style-name="ce19" office:value-type="string" calcext:value-type="string">
            <text:p>REGEX_FLOAT</text:p>
          </table:table-cell>
          <table:table-cell table:style-name="ce30" office:value-type="string" calcext:value-type="string">
            <text:p>^[+-]?[0-9]*\.?[0-9]+$</text:p>
          </table:table-cell>
        </table:table-row>
        <table:table-row table:style-name="ro2">
          <table:table-cell table:style-name="ce18" office:value-type="string" calcext:value-type="string">
            <text:p>REGEX_YN</text:p>
          </table:table-cell>
          <table:table-cell table:style-name="ce31" office:value-type="string" calcext:value-type="string">
            <text:p>^[yn]?$</text:p>
          </table:table-cell>
        </table:table-row>
        <table:table-row table:style-name="ro2">
          <table:table-cell table:style-name="ce19" office:value-type="string" calcext:value-type="string">
            <text:p>REGEX_PATH</text:p>
          </table:table-cell>
          <table:table-cell table:style-name="ce30" office:value-type="string" calcext:value-type="string">
            <text:p>^.+$</text:p>
          </table:table-cell>
        </table:table-row>
        <table:table-row table:style-name="ro2">
          <table:table-cell office:value-type="string" calcext:value-type="string">
            <text:p>REGEX_DIR</text:p>
          </table:table-cell>
          <table:table-cell table:style-name="ce30" office:value-type="string" calcext:value-type="string">
            <text:p>^.+/$</text:p>
          </table:table-cell>
        </table:table-row>
        <table:table-row table:style-name="ro2">
          <table:table-cell office:value-type="string" calcext:value-type="string">
            <text:p>REGEX_AxB</text:p>
          </table:table-cell>
          <table:table-cell table:style-name="ce29" office:value-type="string" calcext:value-type="string">
            <text:p>^[0-9]+(x[0-9]+)?$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opy all options to option_args.h, get rid of the headings</text:p>
          </table:table-cell>
          <table:table-cell/>
        </table:table-row>
        <table:table-row table:style-name="ro2">
          <table:table-cell office:value-type="string" calcext:value-type="string">
            <text:p>:s/^/”/40</text:p>
          </table:table-cell>
          <table:table-cell/>
        </table:table-row>
        <table:table-row table:style-name="ro2">
          <table:table-cell office:value-type="string" calcext:value-type="string">
            <text:p>:s/\t/”, “/g40</text:p>
          </table:table-cell>
          <table:table-cell/>
        </table:table-row>
        <table:table-row table:style-name="ro2">
          <table:table-cell office:value-type="string" calcext:value-type="string">
            <text:p>:s/$/”,/40</text:p>
          </table:table-cell>
          <table:table-cell/>
        </table:table-row>
        <table:table-row table:style-name="ro2">
          <table:table-cell office:value-type="string" calcext:value-type="string">
            <text:p>remove extraneous comma’s from end of arr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/>
    </number:number-style>
    <number:number-style style:name="N135">
      <style:text-properties fo:color="#ff0000"/>
      <number:text>-</number:text>
      <number:number number:decimal-places="0" loext:min-decimal-places="0" number:min-integer-digits="1"/>
      <style:map style:condition="value()&gt;=0" style:apply-style-name="N135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3:29:39.37301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1:57:10.474178995</meta:creation-date>
    <dc:date>2016-05-25T00:42:37.925761112</dc:date>
    <meta:editing-duration>PT1H22M55S</meta:editing-duration>
    <meta:editing-cycles>14</meta:editing-cycles>
    <meta:generator>LibreOffice/5.1.3.2$Linux_X86_64 LibreOffice_project/10m0$Build-2</meta:generator>
    <dc:title>Help Options Comparison</dc:title>
    <dc:creator>Samuel Nicholas</dc:creator>
    <meta:document-statistic meta:table-count="2" meta:cell-count="670" meta:object-count="0"/>
  </office:meta>
</office:document-meta>
</file>